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c7245" officeooo:paragraph-rsid="00215aec"/>
    </style:style>
    <style:style style:name="P2" style:family="paragraph" style:parent-style-name="Text_20_body">
      <style:text-properties officeooo:rsid="00786094" officeooo:paragraph-rsid="00786094"/>
    </style:style>
    <style:style style:name="P3" style:family="paragraph" style:parent-style-name="Text_20_body">
      <style:text-properties officeooo:rsid="00b61267" officeooo:paragraph-rsid="00b61267"/>
    </style:style>
    <style:style style:name="P4" style:family="paragraph" style:parent-style-name="Text_20_body">
      <style:text-properties officeooo:rsid="00b7d26b" officeooo:paragraph-rsid="00b7d26b"/>
    </style:style>
    <style:style style:name="P5" style:family="paragraph" style:parent-style-name="Text_20_body">
      <style:text-properties officeooo:rsid="00c28029" officeooo:paragraph-rsid="00c28029"/>
    </style:style>
    <style:style style:name="P6" style:family="paragraph" style:parent-style-name="Text_20_body">
      <style:text-properties officeooo:rsid="00c28029" officeooo:paragraph-rsid="00c51041"/>
    </style:style>
    <style:style style:name="P7" style:family="paragraph" style:parent-style-name="Text_20_body">
      <style:text-properties officeooo:rsid="00decd96" officeooo:paragraph-rsid="00decd96"/>
    </style:style>
    <style:style style:name="P8" style:family="paragraph" style:parent-style-name="Code">
      <style:text-properties officeooo:rsid="00786094" officeooo:paragraph-rsid="00786094"/>
    </style:style>
    <style:style style:name="P9" style:family="paragraph" style:parent-style-name="Code">
      <style:text-properties officeooo:rsid="00786094" officeooo:paragraph-rsid="00c51041"/>
    </style:style>
    <style:style style:name="P10" style:family="paragraph" style:parent-style-name="Code">
      <style:text-properties officeooo:paragraph-rsid="00786094"/>
    </style:style>
    <style:style style:name="P11" style:family="paragraph" style:parent-style-name="Code">
      <style:text-properties fo:font-style="normal" officeooo:rsid="001b1340" officeooo:paragraph-rsid="001b1340" style:font-style-asian="normal" style:font-style-complex="normal"/>
    </style:style>
    <style:style style:name="P12" style:family="paragraph" style:parent-style-name="Code">
      <style:text-properties fo:font-style="normal" fo:font-weight="normal" officeooo:rsid="00bfe8b3" officeooo:paragraph-rsid="001b1340" style:font-style-asian="normal" style:font-weight-asian="normal" style:font-style-complex="normal" style:font-weight-complex="normal"/>
    </style:style>
    <style:style style:name="P13" style:family="paragraph" style:parent-style-name="Code">
      <style:text-properties fo:font-style="normal" fo:font-weight="normal" officeooo:rsid="00bfe8b3" officeooo:paragraph-rsid="00decd96" style:font-style-asian="normal" style:font-weight-asian="normal" style:font-style-complex="normal" style:font-weight-complex="normal"/>
    </style:style>
    <style:style style:name="P14" style:family="paragraph" style:parent-style-name="Code">
      <style:text-properties officeooo:rsid="00b4d509" officeooo:paragraph-rsid="00b4d509"/>
    </style:style>
    <style:style style:name="P15" style:family="paragraph" style:parent-style-name="Code">
      <style:text-properties officeooo:rsid="00b96c38" officeooo:paragraph-rsid="00b96c38"/>
    </style:style>
    <style:style style:name="P16" style:family="paragraph" style:parent-style-name="Code">
      <style:text-properties officeooo:rsid="00b96c38" officeooo:paragraph-rsid="00decd96"/>
    </style:style>
    <style:style style:name="P17" style:family="paragraph" style:parent-style-name="Code">
      <style:text-properties officeooo:rsid="00beb68f" officeooo:paragraph-rsid="00beb68f"/>
    </style:style>
    <style:style style:name="P18" style:family="paragraph" style:parent-style-name="Code">
      <style:text-properties officeooo:rsid="00beb68f" officeooo:paragraph-rsid="00decd96"/>
    </style:style>
    <style:style style:name="P19" style:family="paragraph" style:parent-style-name="Code">
      <style:text-properties officeooo:rsid="00decd96" officeooo:paragraph-rsid="00decd96"/>
    </style:style>
    <style:style style:name="P20" style:family="paragraph" style:parent-style-name="Text_20_body">
      <style:paragraph-properties fo:margin-top="0.499cm" fo:margin-bottom="0.499cm" loext:contextual-spacing="false" style:shadow="none"/>
      <style:text-properties fo:font-size="14pt" fo:font-weight="bold" officeooo:rsid="0026a729" officeooo:paragraph-rsid="00984547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top="0.499cm" fo:margin-bottom="0.499cm" loext:contextual-spacing="false" fo:text-align="center" style:justify-single-word="false" fo:padding="0.199cm" fo:border="0.06pt solid #000000" style:shadow="none"/>
      <style:text-properties fo:font-size="14pt" fo:font-weight="normal" officeooo:paragraph-rsid="00984547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top="0.499cm" fo:margin-bottom="0.499cm" loext:contextual-spacing="false" fo:text-align="center" style:justify-single-word="false" fo:padding="0.199cm" fo:border="0.06pt solid #000000" style:shadow="none"/>
      <style:text-properties fo:font-size="14pt" fo:font-weight="normal" officeooo:rsid="00a44f18" officeooo:paragraph-rsid="00a44f18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decd96" officeooo:paragraph-rsid="00decd96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">
      <style:text-properties officeooo:paragraph-rsid="00215aec"/>
    </style:style>
    <style:style style:name="P25" style:family="paragraph" style:parent-style-name="Text_20_body" style:list-style-name="L2">
      <style:text-properties officeooo:rsid="001b1340" officeooo:paragraph-rsid="001b1340"/>
    </style:style>
    <style:style style:name="P26" style:family="paragraph" style:parent-style-name="Text_20_body" style:list-style-name="L3">
      <style:text-properties officeooo:rsid="00b12fec" officeooo:paragraph-rsid="00b12fec"/>
    </style:style>
    <style:style style:name="P27" style:family="paragraph" style:parent-style-name="Text_20_body" style:list-style-name="L4">
      <style:text-properties officeooo:rsid="00786094" officeooo:paragraph-rsid="00786094"/>
    </style:style>
    <style:style style:name="P28" style:family="paragraph" style:parent-style-name="Text_20_body" style:list-style-name="L5">
      <style:text-properties officeooo:rsid="00b4d509" officeooo:paragraph-rsid="00b4d509"/>
    </style:style>
    <style:style style:name="P29" style:family="paragraph" style:parent-style-name="Text_20_body" style:list-style-name="L5">
      <style:text-properties officeooo:rsid="00b4d509" officeooo:paragraph-rsid="00b59bac"/>
    </style:style>
    <style:style style:name="P30" style:family="paragraph" style:parent-style-name="Text_20_body" style:list-style-name="L6">
      <style:text-properties officeooo:rsid="00b4d509" officeooo:paragraph-rsid="0079e4ed"/>
    </style:style>
    <style:style style:name="P31" style:family="paragraph" style:parent-style-name="Text_20_body" style:list-style-name="L6">
      <style:text-properties officeooo:rsid="00b61267" officeooo:paragraph-rsid="00b61267"/>
    </style:style>
    <style:style style:name="P32" style:family="paragraph" style:parent-style-name="Text_20_body" style:list-style-name="L7">
      <style:text-properties officeooo:rsid="00b61267" officeooo:paragraph-rsid="00b89f87"/>
    </style:style>
    <style:style style:name="P33" style:family="paragraph" style:parent-style-name="Text_20_body" style:list-style-name="L8">
      <style:text-properties officeooo:paragraph-rsid="00b89f87"/>
    </style:style>
    <style:style style:name="P34" style:family="paragraph" style:parent-style-name="Text_20_body" style:list-style-name="L8">
      <style:text-properties officeooo:paragraph-rsid="00ca87c9"/>
    </style:style>
    <style:style style:name="P35" style:family="paragraph" style:parent-style-name="Text_20_body" style:list-style-name="L7">
      <style:text-properties officeooo:rsid="00b8d967" officeooo:paragraph-rsid="00b96c38"/>
    </style:style>
    <style:style style:name="P36" style:family="paragraph" style:parent-style-name="Text_20_body" style:list-style-name="L7">
      <style:text-properties officeooo:rsid="00b8d967" officeooo:paragraph-rsid="00beb68f"/>
    </style:style>
    <style:style style:name="P37" style:family="paragraph" style:parent-style-name="Text_20_body" style:list-style-name="L7">
      <style:text-properties officeooo:rsid="00beb68f" officeooo:paragraph-rsid="00beb68f"/>
    </style:style>
    <style:style style:name="P38" style:family="paragraph" style:parent-style-name="Text_20_body" style:list-style-name="L10">
      <style:text-properties officeooo:rsid="00c28029" officeooo:paragraph-rsid="00c28029"/>
    </style:style>
    <style:style style:name="P39" style:family="paragraph" style:parent-style-name="Text_20_body" style:list-style-name="L10">
      <style:text-properties officeooo:rsid="00c28029" officeooo:paragraph-rsid="00c51041"/>
    </style:style>
    <style:style style:name="P40" style:family="paragraph" style:parent-style-name="Text_20_body" style:list-style-name="L10">
      <style:text-properties officeooo:rsid="00c3d823" officeooo:paragraph-rsid="0081010f"/>
    </style:style>
    <style:style style:name="P41" style:family="paragraph" style:parent-style-name="Text_20_body" style:list-style-name="L10">
      <style:text-properties officeooo:rsid="00c3d823" officeooo:paragraph-rsid="00c51041"/>
    </style:style>
    <style:style style:name="P42" style:family="paragraph" style:parent-style-name="Text_20_body">
      <style:text-properties officeooo:rsid="00c179b1" officeooo:paragraph-rsid="00c179b1"/>
    </style:style>
    <style:style style:name="P43" style:family="paragraph" style:parent-style-name="Text_20_body" style:list-style-name="L1" style:master-page-name="">
      <style:paragraph-properties fo:margin-top="0cm" fo:margin-bottom="0.499cm" loext:contextual-spacing="false" style:page-number="auto"/>
      <style:text-properties officeooo:paragraph-rsid="00215aec"/>
    </style:style>
    <style:style style:name="P44" style:family="paragraph" style:parent-style-name="Text_20_body">
      <style:paragraph-properties fo:margin-top="0cm" fo:margin-bottom="0.146cm" loext:contextual-spacing="false"/>
      <style:text-properties fo:font-size="9pt" officeooo:rsid="00ed792c" officeooo:paragraph-rsid="00ed792c" style:font-size-asian="9pt" style:font-size-complex="9pt"/>
    </style:style>
    <style:style style:name="P45" style:family="paragraph" style:parent-style-name="Text_20_body">
      <style:paragraph-properties fo:margin-top="0cm" fo:margin-bottom="0.146cm" loext:contextual-spacing="false"/>
      <style:text-properties fo:font-size="9pt" fo:font-weight="bold" officeooo:rsid="00ed792c" officeooo:paragraph-rsid="00ed792c" style:font-size-asian="9pt" style:font-weight-asian="bold" style:font-size-complex="9pt" style:font-weight-complex="bold"/>
    </style:style>
    <style:style style:name="P46" style:family="paragraph" style:parent-style-name="Heading_20_2">
      <style:text-properties officeooo:rsid="0026a729" officeooo:paragraph-rsid="001b1340"/>
    </style:style>
    <style:style style:name="P47" style:family="paragraph" style:parent-style-name="Heading_20_2">
      <style:text-properties officeooo:rsid="00b12fec" officeooo:paragraph-rsid="00b12fec"/>
    </style:style>
    <style:style style:name="P48" style:family="paragraph" style:parent-style-name="Heading_20_2">
      <style:text-properties officeooo:rsid="00b61267" officeooo:paragraph-rsid="00b61267"/>
    </style:style>
    <style:style style:name="P49" style:family="paragraph" style:parent-style-name="Heading_20_2">
      <style:text-properties officeooo:rsid="00b7d26b" officeooo:paragraph-rsid="00b7d26b"/>
    </style:style>
    <style:style style:name="P50" style:family="paragraph" style:parent-style-name="Heading_20_2">
      <style:text-properties officeooo:rsid="00c28029" officeooo:paragraph-rsid="00c28029"/>
    </style:style>
    <style:style style:name="P51" style:family="paragraph" style:parent-style-name="Heading_20_2">
      <style:text-properties officeooo:rsid="00c51041" officeooo:paragraph-rsid="00c51041"/>
    </style:style>
    <style:style style:name="P52" style:family="paragraph" style:parent-style-name="Heading_20_2">
      <style:text-properties officeooo:rsid="00decd96" officeooo:paragraph-rsid="00decd96"/>
    </style:style>
    <style:style style:name="P53" style:family="paragraph" style:parent-style-name="Heading_20_1">
      <style:text-properties officeooo:rsid="0025b41d" officeooo:paragraph-rsid="0025b41d"/>
    </style:style>
    <style:style style:name="P54" style:family="paragraph" style:parent-style-name="Code" style:list-style-name="L5">
      <style:text-properties officeooo:rsid="00b4d509" officeooo:paragraph-rsid="00b4d509"/>
    </style:style>
    <style:style style:name="P55" style:family="paragraph" style:parent-style-name="Code" style:list-style-name="L5">
      <style:text-properties officeooo:rsid="00b4d509" officeooo:paragraph-rsid="00b59bac"/>
    </style:style>
    <style:style style:name="P56" style:family="paragraph" style:parent-style-name="Code" style:list-style-name="L6"/>
    <style:style style:name="P57" style:family="paragraph" style:parent-style-name="Code" style:list-style-name="L6">
      <style:text-properties officeooo:rsid="00b61267" officeooo:paragraph-rsid="00b61267"/>
    </style:style>
    <style:style style:name="P58" style:family="paragraph" style:parent-style-name="Code" style:list-style-name="L7">
      <style:text-properties officeooo:rsid="00b61267" officeooo:paragraph-rsid="00b89f87"/>
    </style:style>
    <style:style style:name="P59" style:family="paragraph" style:parent-style-name="Code" style:list-style-name="L6">
      <style:text-properties officeooo:rsid="007bb632" officeooo:paragraph-rsid="007bb632"/>
    </style:style>
    <style:style style:name="P60" style:family="paragraph" style:parent-style-name="Code" style:list-style-name="L6">
      <style:text-properties officeooo:rsid="007d85cf" officeooo:paragraph-rsid="00b61267"/>
    </style:style>
    <style:style style:name="P61" style:family="paragraph" style:parent-style-name="Code" style:list-style-name="L6">
      <style:text-properties fo:font-style="italic" officeooo:rsid="007d85cf" officeooo:paragraph-rsid="00b61267" style:font-style-asian="italic" style:font-style-complex="italic"/>
    </style:style>
    <style:style style:name="P62" style:family="paragraph" style:parent-style-name="Code" style:list-style-name="L6">
      <style:text-properties fo:font-style="italic" officeooo:rsid="00dce23a" officeooo:paragraph-rsid="00dce23a" style:font-style-asian="italic" style:font-style-complex="italic"/>
    </style:style>
    <style:style style:name="P63" style:family="paragraph" style:parent-style-name="Code" style:list-style-name="L6">
      <style:text-properties fo:font-style="italic" officeooo:rsid="00b61267" officeooo:paragraph-rsid="00b61267" style:font-style-asian="italic" style:font-style-complex="italic"/>
    </style:style>
    <style:style style:name="P64" style:family="paragraph" style:parent-style-name="Code" style:list-style-name="L7">
      <style:text-properties officeooo:rsid="00b96c38" officeooo:paragraph-rsid="00b96c38"/>
    </style:style>
    <style:style style:name="P65" style:family="paragraph" style:parent-style-name="Code" style:list-style-name="L7">
      <style:text-properties officeooo:rsid="00b96c38" officeooo:paragraph-rsid="00beb68f"/>
    </style:style>
    <style:style style:name="P66" style:family="paragraph" style:parent-style-name="Code" style:list-style-name="L7">
      <style:text-properties officeooo:rsid="00beb68f" officeooo:paragraph-rsid="00beb68f"/>
    </style:style>
    <style:style style:name="P67" style:family="paragraph" style:parent-style-name="Code" style:list-style-name="L11">
      <style:text-properties officeooo:rsid="00c4a45c" officeooo:paragraph-rsid="00ca87c9"/>
    </style:style>
    <style:style style:name="P68" style:family="paragraph" style:parent-style-name="Code" style:list-style-name="L12">
      <style:text-properties officeooo:rsid="00c4a45c" officeooo:paragraph-rsid="00c51041"/>
    </style:style>
    <style:style style:name="P69" style:family="paragraph" style:parent-style-name="Code" style:list-style-name="L10"/>
    <style:style style:name="P70" style:family="paragraph" style:parent-style-name="Code" style:list-style-name="L10">
      <style:text-properties officeooo:rsid="00c28029" officeooo:paragraph-rsid="00c28029"/>
    </style:style>
    <style:style style:name="P71" style:family="paragraph" style:parent-style-name="Code" style:list-style-name="L10">
      <style:text-properties officeooo:rsid="00c28029" officeooo:paragraph-rsid="00c51041"/>
    </style:style>
    <style:style style:name="P72" style:family="paragraph" style:parent-style-name="Code" style:list-style-name="L10">
      <style:text-properties officeooo:rsid="00c3d823" officeooo:paragraph-rsid="00c3d823"/>
    </style:style>
    <style:style style:name="P73" style:family="paragraph" style:parent-style-name="Code" style:list-style-name="L10">
      <style:text-properties officeooo:rsid="00c3d823" officeooo:paragraph-rsid="00c51041"/>
    </style:style>
    <style:style style:name="P74" style:family="paragraph" style:parent-style-name="Code">
      <style:text-properties officeooo:rsid="00c3d823" officeooo:paragraph-rsid="00c3d823"/>
    </style:style>
    <style:style style:name="P75" style:family="paragraph" style:parent-style-name="Code" style:list-style-name="L12">
      <style:text-properties officeooo:paragraph-rsid="00c51041"/>
    </style:style>
    <style:style style:name="P76" style:family="paragraph" style:parent-style-name="Code" style:list-style-name="L10">
      <style:text-properties officeooo:rsid="00c51041" officeooo:paragraph-rsid="00c51041"/>
    </style:style>
    <style:style style:name="P77" style:family="paragraph" style:parent-style-name="Code">
      <style:text-properties officeooo:rsid="00c51041" officeooo:paragraph-rsid="00c51041"/>
    </style:style>
    <style:style style:name="P78" style:family="paragraph" style:parent-style-name="Code">
      <style:text-properties officeooo:rsid="00c51041" officeooo:paragraph-rsid="00cd5019"/>
    </style:style>
    <style:style style:name="P79" style:family="paragraph" style:parent-style-name="Code">
      <style:text-properties officeooo:rsid="00decd96" officeooo:paragraph-rsid="00decd96"/>
    </style:style>
    <style:style style:name="P80" style:family="paragraph" style:parent-style-name="Code" style:list-style-name="L7">
      <style:text-properties fo:font-size="9pt" officeooo:rsid="00ec6f51" officeooo:paragraph-rsid="00ec6f51" style:font-size-asian="7.84999990463257pt" style:font-size-complex="9pt"/>
    </style:style>
    <style:style style:name="P81" style:family="paragraph" style:parent-style-name="Code" style:list-style-name="L5">
      <style:text-properties fo:font-weight="bold" officeooo:rsid="00e9b56c" officeooo:paragraph-rsid="00e9b56c" style:font-weight-asian="bold" style:font-weight-complex="bold"/>
    </style:style>
    <style:style style:name="P82" style:family="paragraph" style:parent-style-name="Code" style:list-style-name="L9">
      <style:text-properties fo:font-size="10pt" officeooo:rsid="00b8d967" officeooo:paragraph-rsid="00b8d967" style:font-size-asian="10pt" style:font-size-complex="10pt"/>
    </style:style>
    <style:style style:name="P83" style:family="paragraph" style:parent-style-name="Code" style:list-style-name="L7">
      <style:text-properties fo:font-size="10pt" officeooo:rsid="00b8d967" officeooo:paragraph-rsid="00ec6f51" fo:background-color="#00cc33" style:font-size-asian="10pt" style:font-size-complex="10pt"/>
    </style:style>
    <style:style style:name="P84" style:family="paragraph" style:parent-style-name="Code">
      <style:text-properties officeooo:rsid="00786094" officeooo:paragraph-rsid="007de455"/>
    </style:style>
    <style:style style:name="P85" style:family="paragraph" style:parent-style-name="Code" style:list-style-name="L7">
      <style:paragraph-properties fo:margin-top="0.199cm" fo:margin-bottom="0.15cm" loext:contextual-spacing="false"/>
      <style:text-properties fo:font-size="9pt" officeooo:rsid="00ed561f" officeooo:paragraph-rsid="00ed561f" style:font-size-asian="9pt" style:font-size-complex="9pt"/>
    </style:style>
    <style:style style:name="P86" style:family="paragraph" style:parent-style-name="Code" style:list-style-name="L6">
      <style:paragraph-properties fo:margin-top="0.199cm" fo:margin-bottom="0.15cm" loext:contextual-spacing="false"/>
      <style:text-properties fo:font-size="9pt" officeooo:rsid="00ea7038" officeooo:paragraph-rsid="00ea7038" style:font-size-asian="9pt" style:font-size-complex="9pt"/>
    </style:style>
    <style:style style:name="P87" style:family="paragraph" style:parent-style-name="Code" style:list-style-name="L5">
      <style:paragraph-properties fo:margin-top="0.199cm" fo:margin-bottom="0.15cm" loext:contextual-spacing="false"/>
      <style:text-properties fo:font-size="9pt" officeooo:rsid="00ea7038" officeooo:paragraph-rsid="00ea7038" style:font-size-asian="9pt" style:font-size-complex="9pt"/>
    </style:style>
    <style:style style:name="P88" style:family="paragraph" style:parent-style-name="Code" style:list-style-name="L5">
      <style:paragraph-properties fo:margin-top="0.199cm" fo:margin-bottom="0.15cm" loext:contextual-spacing="false"/>
      <style:text-properties fo:font-size="9pt" officeooo:rsid="00e9b56c" officeooo:paragraph-rsid="00e9b56c" style:font-size-asian="9pt" style:font-size-complex="9pt"/>
    </style:style>
    <style:style style:name="P89" style:family="paragraph" style:parent-style-name="Code">
      <style:paragraph-properties fo:margin-top="0.199cm" fo:margin-bottom="0.15cm" loext:contextual-spacing="false"/>
      <style:text-properties fo:font-size="9pt" officeooo:rsid="00ed792c" officeooo:paragraph-rsid="00ed792c" style:font-size-asian="9pt" style:font-size-complex="9pt"/>
    </style:style>
    <style:style style:name="P90" style:family="paragraph" style:parent-style-name="Code" style:list-style-name="L10">
      <style:paragraph-properties fo:margin-top="0.199cm" fo:margin-bottom="0.15cm" loext:contextual-spacing="false"/>
      <style:text-properties fo:font-size="9pt" officeooo:rsid="00edd98d" officeooo:paragraph-rsid="00edd98d" style:font-size-asian="9pt" style:font-size-complex="9pt"/>
    </style:style>
    <style:style style:name="P91" style:family="paragraph" style:parent-style-name="Code">
      <style:paragraph-properties fo:margin-top="0.199cm" fo:margin-bottom="0.15cm" loext:contextual-spacing="false"/>
      <style:text-properties fo:font-size="9pt" officeooo:rsid="00ef1f54" officeooo:paragraph-rsid="00ef1f54" style:font-size-asian="9pt" style:font-size-complex="9pt"/>
    </style:style>
    <style:style style:name="P92" style:family="paragraph" style:parent-style-name="Code">
      <style:paragraph-properties fo:margin-top="0.199cm" fo:margin-bottom="0.15cm" loext:contextual-spacing="false"/>
      <style:text-properties fo:font-size="9pt" officeooo:rsid="00f204fc" officeooo:paragraph-rsid="00f204fc" style:font-size-asian="9pt" style:font-size-complex="9pt"/>
    </style:style>
    <style:style style:name="P93" style:family="paragraph" style:parent-style-name="Code">
      <style:paragraph-properties fo:margin-top="0.199cm" fo:margin-bottom="0.15cm" loext:contextual-spacing="false"/>
      <style:text-properties fo:font-size="9pt" officeooo:rsid="00f34987" officeooo:paragraph-rsid="00f34987" style:font-size-asian="9pt" style:font-size-complex="9pt"/>
    </style:style>
    <style:style style:name="P94" style:family="paragraph" style:parent-style-name="Code">
      <style:paragraph-properties fo:margin-top="0.199cm" fo:margin-bottom="0.15cm" loext:contextual-spacing="false"/>
      <style:text-properties fo:font-size="9pt" officeooo:rsid="00f53e33" officeooo:paragraph-rsid="00f53e33" style:font-size-asian="9pt" style:font-size-complex="9pt"/>
    </style:style>
    <style:style style:name="P95" style:family="paragraph" style:parent-style-name="Code" style:list-style-name="L5">
      <style:paragraph-properties fo:margin-top="0.199cm" fo:margin-bottom="0.15cm" loext:contextual-spacing="false"/>
      <style:text-properties fo:font-size="9pt" fo:font-weight="normal" officeooo:rsid="00e9b56c" officeooo:paragraph-rsid="00e9b56c" style:font-size-asian="9pt" style:font-weight-asian="normal" style:font-size-complex="9pt" style:font-weight-complex="normal"/>
    </style:style>
    <style:style style:name="P96" style:family="paragraph" style:parent-style-name="Code" style:list-style-name="L5">
      <style:paragraph-properties fo:margin-top="0.199cm" fo:margin-bottom="0.15cm" loext:contextual-spacing="false"/>
      <style:text-properties fo:font-size="9pt" officeooo:rsid="00e9b56c" officeooo:paragraph-rsid="00e9b56c" fo:background-color="#00ffff" style:font-size-asian="9pt" style:font-size-complex="9pt"/>
    </style:style>
    <style:style style:name="P97" style:family="paragraph" style:parent-style-name="Code" style:list-style-name="L5">
      <style:paragraph-properties fo:margin-top="0.199cm" fo:margin-bottom="0.15cm" loext:contextual-spacing="false"/>
      <style:text-properties fo:font-size="9pt" officeooo:rsid="00e9b56c" officeooo:paragraph-rsid="00e9b56c" fo:background-color="#ffffff" style:font-size-asian="9pt" style:font-size-complex="9pt"/>
    </style:style>
    <style:style style:name="P98" style:family="paragraph" style:parent-style-name="Code" style:list-style-name="L7">
      <style:paragraph-properties fo:margin-top="0.199cm" fo:margin-bottom="0.15cm" loext:contextual-spacing="false"/>
      <style:text-properties fo:font-size="9pt" fo:font-weight="bold" officeooo:rsid="00ed561f" officeooo:paragraph-rsid="00ed561f" style:font-size-asian="9pt" style:font-weight-asian="bold" style:font-size-complex="9pt" style:font-weight-complex="bold"/>
    </style:style>
    <style:style style:name="P99" style:family="paragraph" style:parent-style-name="Code">
      <style:paragraph-properties fo:margin-top="0.199cm" fo:margin-bottom="0.15cm" loext:contextual-spacing="false"/>
      <style:text-properties fo:font-size="9pt" fo:font-weight="bold" officeooo:rsid="00ef1f54" officeooo:paragraph-rsid="00ef1f54" style:font-size-asian="9pt" style:font-weight-asian="bold" style:font-size-complex="9pt" style:font-weight-complex="bold"/>
    </style:style>
    <style:style style:name="P100" style:family="paragraph" style:parent-style-name="Code">
      <style:paragraph-properties fo:margin-top="0.199cm" fo:margin-bottom="0.15cm" loext:contextual-spacing="false"/>
      <style:text-properties fo:font-size="9pt" fo:font-weight="bold" officeooo:paragraph-rsid="00f204fc" style:font-size-asian="9pt" style:font-weight-asian="bold" style:font-size-complex="9pt" style:font-weight-complex="bold"/>
    </style:style>
    <style:style style:name="P101" style:family="paragraph" style:parent-style-name="Code">
      <style:paragraph-properties fo:margin-top="0.199cm" fo:margin-bottom="0.15cm" loext:contextual-spacing="false"/>
      <style:text-properties fo:font-size="9pt" fo:font-weight="bold" officeooo:rsid="00f34987" officeooo:paragraph-rsid="00f34987" style:font-size-asian="9pt" style:font-weight-asian="bold" style:font-size-complex="9pt" style:font-weight-complex="bold"/>
    </style:style>
    <style:style style:name="P102" style:family="paragraph" style:parent-style-name="Code" style:list-style-name="L9">
      <style:paragraph-properties fo:margin-top="0.199cm" fo:margin-bottom="0.15cm" loext:contextual-spacing="false"/>
      <style:text-properties fo:font-size="10pt" officeooo:rsid="00b8d967" officeooo:paragraph-rsid="00b8d967" fo:background-color="#00cc33" style:font-size-asian="10pt" style:font-size-complex="10pt"/>
    </style:style>
    <style:style style:name="P103" style:family="paragraph" style:parent-style-name="Code" style:list-style-name="L9">
      <style:paragraph-properties fo:margin-top="0.199cm" fo:margin-bottom="0.15cm" loext:contextual-spacing="false"/>
      <style:text-properties fo:font-size="10pt" officeooo:rsid="00d53dfc" officeooo:paragraph-rsid="00d53dfc" fo:background-color="#00cc33" style:font-size-asian="10pt" style:font-size-complex="10pt"/>
    </style:style>
    <style:style style:name="P104" style:family="paragraph" style:parent-style-name="Code" style:list-style-name="L9">
      <style:paragraph-properties fo:margin-top="0.199cm" fo:margin-bottom="0.15cm" loext:contextual-spacing="false"/>
      <style:text-properties fo:font-size="10pt" officeooo:rsid="00b8d967" officeooo:paragraph-rsid="00b8d967" fo:background-color="#3399ff" style:font-size-asian="10pt" style:font-size-complex="10pt"/>
    </style:style>
    <style:style style:name="P105" style:family="paragraph" style:parent-style-name="Code" style:list-style-name="L9">
      <style:paragraph-properties fo:margin-top="0.199cm" fo:margin-bottom="0.15cm" loext:contextual-spacing="false"/>
      <style:text-properties fo:font-size="10pt" officeooo:rsid="00b8d967" officeooo:paragraph-rsid="00b8d967" fo:background-color="#ffcc00" style:font-size-asian="10pt" style:font-size-complex="10pt"/>
    </style:style>
    <style:style style:name="P106" style:family="paragraph" style:parent-style-name="Code" style:list-style-name="L9">
      <style:paragraph-properties fo:margin-top="0.199cm" fo:margin-bottom="0.15cm" loext:contextual-spacing="false"/>
      <style:text-properties fo:font-size="10pt" officeooo:rsid="00b8d967" officeooo:paragraph-rsid="00b8d967" fo:background-color="#00cc00" style:font-size-asian="10pt" style:font-size-complex="10pt"/>
    </style:style>
    <style:style style:name="P107" style:family="paragraph" style:parent-style-name="Code" style:list-style-name="L9">
      <style:paragraph-properties fo:margin-top="0.199cm" fo:margin-bottom="0.15cm" loext:contextual-spacing="false"/>
      <style:text-properties fo:font-size="10pt" officeooo:rsid="00b8d967" officeooo:paragraph-rsid="00b8d967" style:font-size-asian="10pt" style:font-size-complex="10pt"/>
    </style:style>
    <style:style style:name="P108" style:family="paragraph" style:parent-style-name="Code" style:list-style-name="L6">
      <style:paragraph-properties fo:margin-top="0.199cm" fo:margin-bottom="0.15cm" loext:contextual-spacing="false"/>
      <style:text-properties officeooo:rsid="00b70037" officeooo:paragraph-rsid="00b70037"/>
    </style:style>
    <style:style style:name="P109" style:family="paragraph" style:parent-style-name="Code" style:list-style-name="L6">
      <style:paragraph-properties fo:margin-top="0.199cm" fo:margin-bottom="0.15cm" loext:contextual-spacing="false"/>
      <style:text-properties officeooo:rsid="00b70037" officeooo:paragraph-rsid="00b70037" fo:background-color="#00ffff"/>
    </style:style>
    <style:style style:name="P110" style:family="paragraph" style:parent-style-name="Code" style:list-style-name="L6">
      <style:paragraph-properties fo:margin-top="0.199cm" fo:margin-bottom="0.15cm" loext:contextual-spacing="false"/>
      <style:text-properties officeooo:rsid="00dce23a" officeooo:paragraph-rsid="00dce23a"/>
    </style:style>
    <style:style style:name="P111" style:family="paragraph" style:parent-style-name="Code" style:list-style-name="L5">
      <style:paragraph-properties fo:margin-top="0.199cm" fo:margin-bottom="0.15cm" loext:contextual-spacing="false"/>
      <style:text-properties officeooo:rsid="00b4d509" officeooo:paragraph-rsid="00dce23a"/>
    </style:style>
    <style:style style:name="P112" style:family="paragraph" style:parent-style-name="Code" style:list-style-name="L5">
      <style:paragraph-properties fo:margin-top="0.199cm" fo:margin-bottom="0.15cm" loext:contextual-spacing="false"/>
      <style:text-properties officeooo:rsid="00b4d509" officeooo:paragraph-rsid="00b4d509"/>
    </style:style>
    <style:style style:name="P113" style:family="paragraph" style:parent-style-name="Code">
      <style:paragraph-properties fo:margin-top="0.199cm" fo:margin-bottom="0.15cm" loext:contextual-spacing="false"/>
      <style:text-properties fo:font-size="11pt" officeooo:rsid="00cd5019" officeooo:paragraph-rsid="00cd501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84ef" style:font-style-asian="italic" style:font-style-complex="italic"/>
    </style:style>
    <style:style style:name="T3" style:family="text">
      <style:text-properties fo:font-style="italic" officeooo:rsid="00268da6" style:font-style-asian="italic" style:font-style-complex="italic"/>
    </style:style>
    <style:style style:name="T4" style:family="text">
      <style:text-properties fo:font-style="italic" officeooo:rsid="00984547" style:font-style-asian="italic" style:font-style-complex="italic"/>
    </style:style>
    <style:style style:name="T5" style:family="text">
      <style:text-properties fo:font-style="italic" officeooo:rsid="00b12fec" style:font-style-asian="italic" style:font-style-complex="italic"/>
    </style:style>
    <style:style style:name="T6" style:family="text">
      <style:text-properties fo:font-style="italic" officeooo:rsid="00e3ef9b" style:font-style-asian="italic" style:font-style-complex="italic"/>
    </style:style>
    <style:style style:name="T7" style:family="text">
      <style:text-properties fo:font-style="italic" fo:font-weight="bold" officeooo:rsid="00a63b94" style:font-style-asian="italic" style:font-weight-asian="bold" style:font-style-complex="italic" style:font-weight-complex="bold"/>
    </style:style>
    <style:style style:name="T8" style:family="text">
      <style:text-properties fo:font-weight="bold" officeooo:rsid="001c7245" style:font-weight-asian="bold" style:font-weight-complex="bold"/>
    </style:style>
    <style:style style:name="T9" style:family="text">
      <style:text-properties fo:font-weight="bold" officeooo:rsid="00b33516" style:font-weight-asian="bold" style:font-weight-complex="bold"/>
    </style:style>
    <style:style style:name="T10" style:family="text">
      <style:text-properties fo:font-weight="bold" officeooo:rsid="00b23929" style:font-weight-asian="bold" style:font-weight-complex="bold"/>
    </style:style>
    <style:style style:name="T11" style:family="text">
      <style:text-properties officeooo:rsid="001c7245"/>
    </style:style>
    <style:style style:name="T12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Mono1" fo:font-size="12pt" fo:font-weight="bold" officeooo:rsid="001c7245" style:font-size-asian="12pt" style:font-weight-asian="bold" style:font-size-complex="12pt" style:font-weight-complex="bold"/>
    </style:style>
    <style:style style:name="T14" style:family="text">
      <style:text-properties style:font-name="DejaVu Sans Mono1" fo:font-size="12pt" fo:font-weight="bold" officeooo:rsid="0071775d" style:font-size-asian="12pt" style:font-weight-asian="bold" style:font-size-complex="12pt" style:font-weight-complex="bold"/>
    </style:style>
    <style:style style:name="T15" style:family="text">
      <style:text-properties style:font-name="DejaVu Sans Mono1" fo:font-size="12pt" fo:font-weight="normal" officeooo:rsid="0071775d" style:font-size-asian="12pt" style:font-weight-asian="normal" style:font-size-complex="12pt" style:font-weight-complex="normal"/>
    </style:style>
    <style:style style:name="T16" style:family="text">
      <style:text-properties style:font-name="DejaVu Sans Mono1" fo:font-size="11pt" fo:font-weight="normal" officeooo:rsid="0071775d" style:font-size-asian="9.60000038146973pt" style:font-weight-asian="normal" style:font-size-complex="11pt" style:font-weight-complex="normal"/>
    </style:style>
    <style:style style:name="T17" style:family="text">
      <style:text-properties style:font-name="DejaVu Sans Mono1" fo:font-size="11pt" fo:font-weight="normal" officeooo:rsid="00b33516" style:font-size-asian="9.60000038146973pt" style:font-weight-asian="normal" style:font-size-complex="11pt" style:font-weight-complex="normal"/>
    </style:style>
    <style:style style:name="T18" style:family="text">
      <style:text-properties style:font-name="DejaVu Sans Mono1" fo:font-size="11pt" fo:font-weight="normal" officeooo:rsid="0071775d" style:font-size-asian="11pt" style:font-weight-asian="normal" style:font-size-complex="11pt" style:font-weight-complex="normal"/>
    </style:style>
    <style:style style:name="T19" style:family="text">
      <style:text-properties fo:font-weight="normal" officeooo:rsid="00b33516" style:font-weight-asian="normal" style:font-weight-complex="normal"/>
    </style:style>
    <style:style style:name="T20" style:family="text">
      <style:text-properties fo:font-weight="normal" officeooo:rsid="00bfe8b3" style:font-weight-asian="normal" style:font-weight-complex="normal"/>
    </style:style>
    <style:style style:name="T21" style:family="text">
      <style:text-properties officeooo:rsid="0071775d"/>
    </style:style>
    <style:style style:name="T22" style:family="text">
      <style:text-properties officeooo:rsid="00b12fec"/>
    </style:style>
    <style:style style:name="T23" style:family="text">
      <style:text-properties officeooo:rsid="00b23929"/>
    </style:style>
    <style:style style:name="T24" style:family="text">
      <style:text-properties officeooo:rsid="00b33516"/>
    </style:style>
    <style:style style:name="T25" style:family="text">
      <style:text-properties officeooo:rsid="00b4d509"/>
    </style:style>
    <style:style style:name="T26" style:family="text">
      <style:text-properties officeooo:rsid="00b59bac"/>
    </style:style>
    <style:style style:name="T27" style:family="text">
      <style:text-properties officeooo:rsid="00b61267"/>
    </style:style>
    <style:style style:name="T28" style:family="text">
      <style:text-properties officeooo:rsid="00b70037"/>
    </style:style>
    <style:style style:name="T29" style:family="text">
      <style:text-properties officeooo:rsid="00b7d26b"/>
    </style:style>
    <style:style style:name="T30" style:family="text">
      <style:text-properties officeooo:rsid="00b61267" fo:background-color="#3daee9" loext:char-shading-value="0"/>
    </style:style>
    <style:style style:name="T31" style:family="text">
      <style:text-properties officeooo:rsid="00b89f87"/>
    </style:style>
    <style:style style:name="T32" style:family="text">
      <style:text-properties officeooo:rsid="00b89f87" fo:background-color="#11d116" loext:char-shading-value="0"/>
    </style:style>
    <style:style style:name="T33" style:family="text">
      <style:text-properties officeooo:rsid="00b89f87" fo:background-color="#fdbc4b" loext:char-shading-value="0"/>
    </style:style>
    <style:style style:name="T34" style:family="text">
      <style:text-properties officeooo:rsid="00b96c38"/>
    </style:style>
    <style:style style:name="T35" style:family="text">
      <style:text-properties officeooo:rsid="00beb68f"/>
    </style:style>
    <style:style style:name="T36" style:family="text">
      <style:text-properties officeooo:rsid="00c28029"/>
    </style:style>
    <style:style style:name="T37" style:family="text">
      <style:text-properties officeooo:rsid="00c3d823"/>
    </style:style>
    <style:style style:name="T38" style:family="text">
      <style:text-properties officeooo:rsid="00c4a45c"/>
    </style:style>
    <style:style style:name="T39" style:family="text">
      <style:text-properties officeooo:rsid="00c51041"/>
    </style:style>
    <style:style style:name="T40" style:family="text">
      <style:text-properties officeooo:rsid="00ca87c9"/>
    </style:style>
    <style:style style:name="T41" style:family="text">
      <style:text-properties officeooo:rsid="00cd5019"/>
    </style:style>
    <style:style style:name="T42" style:family="text">
      <style:text-properties officeooo:rsid="00da56af"/>
    </style:style>
    <style:style style:name="T43" style:family="text">
      <style:text-properties officeooo:rsid="00daedf8"/>
    </style:style>
    <style:style style:name="T44" style:family="text">
      <style:text-properties officeooo:rsid="00de1093"/>
    </style:style>
    <style:style style:name="T45" style:family="text">
      <style:text-properties officeooo:rsid="00e75721"/>
    </style:style>
    <style:style style:name="T46" style:family="text">
      <style:text-properties fo:background-color="#3399ff" loext:char-shading-value="0"/>
    </style:style>
    <style:style style:name="T47" style:family="text">
      <style:text-properties fo:background-color="#00cc00" loext:char-shading-value="0"/>
    </style:style>
    <style:style style:name="T48" style:family="text">
      <style:text-properties officeooo:rsid="00ed561f"/>
    </style:style>
    <style:style style:name="T49" style:family="text">
      <style:text-properties officeooo:rsid="00f0119b"/>
    </style:style>
    <style:style style:name="T50" style:family="text">
      <style:text-properties officeooo:rsid="00f20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TP <text:span text:style-name="T21">Slurm 2/2</text:span></text:h>
      <text:p text:style-name="P20">Nom et prénom : </text:p>
      <text:p text:style-name="P21"><text:span text:style-name="T2">Veuillez </text:span><text:span text:style-name="T3">re</text:span><text:span text:style-name="T2">copier les commandes exécutées </text:span><text:span text:style-name="T4">et répondre aux questions dans les espaces appropriés directement dans ce document.</text:span></text:p>
      <text:p text:style-name="P22"><text:span text:style-name="T4">C</text:span><text:span text:style-name="T1">e document rempli, nommé avec votre nom en suffixe, est à envoyé à </text:span><text:a xlink:type="simple" xlink:href="mailto:matthieu.hautreux@cea.fr" text:style-name="Internet_20_link" text:visited-style-name="Visited_20_Internet_20_Link"><text:span text:style-name="T1">matthieu.hautreux@cea.fr</text:span></text:a><text:span text:style-name="T1"> en fin de TP <text:s/></text:span><text:span text:style-name="T7">ET</text:span><text:span text:style-name="T1">, si non terminé, avant le </text:span><text:span text:style-name="T5">2</text:span><text:span text:style-name="T6">5</text:span><text:span text:style-name="T1">/0</text:span><text:span text:style-name="T6">2</text:span><text:span text:style-name="T1">/201</text:span><text:span text:style-name="T6">9</text:span><text:span text:style-name="T1"> 20h.</text:span></text:p>
      <text:h text:style-name="P46" text:outline-level="2">Préparation et validation de l'environnement</text:h>
      <text:p text:style-name="P1">Dans cette introduction, nous allons démarrer <text:span text:style-name="T24">une</text:span> machine virtuelle <text:span text:style-name="T24">pour préparer la configuration d’un cluster Slurm. Nous sauvegarderons ensuite l’image de cette VM puis l’instancierons dans 4 machines virtuelles pour disposer d’un cluster équivalent au cluster du TP slurm1. Nous aurons alors </text:span>:</text:p>
      <text:list xml:id="list2862726723228594661" text:style-name="L1">
        <text:list-item>
          <text:p text:style-name="P24"><text:span text:style-name="T13">vm0</text:span><text:span text:style-name="T8"> </text:span><text:span text:style-name="T11">comme leader et worker slurm</text:span></text:p>
        </text:list-item>
        <text:list-item>
          <text:p text:style-name="P43"><text:span text:style-name="T13">vm</text:span><text:span text:style-name="T14">[</text:span><text:span text:style-name="T13">1</text:span><text:span text:style-name="T14">-3]</text:span><text:span text:style-name="T15"> </text:span><text:span text:style-name="T18">comme worker slurm seulement</text:span></text:p>
        </text:list-item>
      </text:list>
      <text:list xml:id="list116413215560353576" text:style-name="L2">
        <text:list-item>
          <text:p text:style-name="P25">Démarrer <text:span text:style-name="T9">1</text:span> machine virtuelle avec PCOCC <text:span text:style-name="T24">et</text:span> le <text:span text:style-name="T1">template</text:span> du TP <text:span text:style-name="T21">Slurm 2.</text:span></text:p>
        </text:list-item>
      </text:list>
      <text:p text:style-name="Code">pcocc alloc -c<text:span text:style-name="T21">2</text:span> mycentos74-tp-<text:span text:style-name="T21">slurm2</text:span>:<text:span text:style-name="T19">1</text:span></text:p>
      <text:list xml:id="list174030298129327" text:continue-numbering="true" text:style-name="L2">
        <text:list-item>
          <text:p text:style-name="P25">Se connecter à <text:span text:style-name="T24">cette</text:span> machine virtuelle <text:span text:style-name="T12">vm</text:span><text:span text:style-name="T14">0</text:span><text:span text:style-name="T16"> </text:span><text:span text:style-name="T17">:</text:span></text:p>
        </text:list-item>
      </text:list>
      <text:p text:style-name="P11">pcocc ssh vm0</text:p>
      <text:h text:style-name="P47" text:outline-level="2">Mise en place et validation de munge</text:h>
      <text:p text:style-name="P2">Dans un premier temps nous allons <text:span text:style-name="T22">mettre en place munge afin de permettre la sécurisation des communications et des « job credentials » de Slurm.</text:span> </text:p>
      <text:list xml:id="list8171853902329343651" text:style-name="L3">
        <text:list-item>
          <text:p text:style-name="P26">Installer les packages munge :</text:p>
        </text:list-item>
      </text:list>
      <text:p text:style-name="P10"><text:span text:style-name="T25">sudo </text:span>yum <text:span text:style-name="T45">-y </text:span>install munge</text:p>
      <text:list xml:id="list3308110387290972193" text:style-name="L4">
        <text:list-item>
          <text:p text:style-name="P27"><text:span text:style-name="T23">Créer le secret partagé de munge à l’aide de la commande du package </text:span><text:span text:style-name="T10">:</text:span></text:p>
        </text:list-item>
      </text:list>
      <text:p text:style-name="P8"><text:span text:style-name="T25">sudo </text:span>/usr/sbin/create-munge-key</text:p>
      <text:list xml:id="list694640512954513227" text:style-name="L5">
        <text:list-item>
          <text:p text:style-name="P28"><text:soft-page-break/>Activer le service à chaque démarrage puis lancer le service :</text:p>
        </text:list-item>
      </text:list>
      <text:p text:style-name="P8"><text:span text:style-name="T25">sudo </text:span>s<text:span text:style-name="T25">ystemctl enable munge</text:span></text:p>
      <text:p text:style-name="P14">sudo systemctl start munge</text:p>
      <text:list xml:id="list174030375077938" text:continue-numbering="true" text:style-name="L5">
        <text:list-item>
          <text:p text:style-name="P28">Tester le bon fonctionnement de munge. Observer les résultats et <text:span text:style-name="T40">les </text:span>commenter :</text:p>
          <text:list>
            <text:list-header>
              <text:p text:style-name="P54">echo « Hello » | munge</text:p>
              <text:p text:style-name="P81">=&gt; Munge renvoit le message entier crypté</text:p>
              <text:p text:style-name="P54">echo « Hello » | munge | unmunge</text:p>
              <text:p text:style-name="P81">=&gt; Munge crypte puis decrypte le message. On y recupère les données du message (‘Hello’) + l’UID, le GID, l’hôte qui a crypté le message...</text:p>
            </text:list-header>
          </text:list>
        </text:list-item>
        <text:list-item>
          <text:p text:style-name="P28">Valider le fonctionnement de la détection du « replay ». Surligner l’élément qui vous confirme son fonctionnement :</text:p>
          <text:list>
            <text:list-header>
              <text:p text:style-name="P54">echo « Hello » | munge &gt; /tmp/munge_cred</text:p>
              <text:p text:style-name="P54">cat /tmp/munge_cred | unmunge</text:p>
            </text:list-header>
            <text:list-item>
              <text:p text:style-name="P88">[root@vm0 romain.pereira]# cat /tmp/munge_cred | unmunge</text:p>
            </text:list-item>
            <text:list-item>
              <text:p text:style-name="P96">STATUS: <text:s text:c="10"/>Success (0)</text:p>
            </text:list-item>
            <text:list-item>
              <text:p text:style-name="P88"><text:s/>[...]</text:p>
              <text:p text:style-name="P112">cat /tmp/munge_cred | unmunge</text:p>
            </text:list-item>
            <text:list-item>
              <text:p text:style-name="P88">[root@vm0 romain.pereira]# cat /tmp/munge_cred | unmunge</text:p>
            </text:list-item>
            <text:list-item>
              <text:p text:style-name="P96">STATUS: <text:s text:c="10"/>Replayed credential (17)</text:p>
            </text:list-item>
            <text:list-item>
              <text:p text:style-name="P88">[…]</text:p>
            </text:list-item>
          </text:list>
        </text:list-item>
        <text:list-item>
          <text:p text:style-name="P28">Valider le fonctionnement de l’expiration. Surligner l’élément qui vous confirme son fonctionnement :</text:p>
          <text:list>
            <text:list-header>
              <text:p text:style-name="P54">echo « Hello » | munge -t 30 &gt; /tmp/munge_cred</text:p>
              <text:p text:style-name="P54">sleep 31 ; cat /tmp/munge_cred | unmunge</text:p>
            </text:list-header>
            <text:list-item>
              <text:p text:style-name="P88">[root@vm0 romain.pereira]# cat /tmp/munge_cred | unmunge</text:p>
            </text:list-item>
            <text:list-item>
              <text:p text:style-name="P96">STATUS: <text:s text:c="10"/>Expired credential (15)</text:p>
            </text:list-item>
            <text:list-item>
              <text:p text:style-name="P88">ENCODE_HOST: <text:s text:c="5"/>vm0 (10.252.0.1)</text:p>
            </text:list-item>
            <text:list-item>
              <text:p text:style-name="P96">ENCODE_TIME: <text:s text:c="5"/>2019-02-18 15:15:08 +0000 (1550502908)</text:p>
            </text:list-item>
            <text:list-item>
              <text:p text:style-name="P96"><text:soft-page-break/>DECODE_TIME: <text:s text:c="5"/>2019-02-18 15:15:47 +0000 (1550502947)</text:p>
            </text:list-item>
            <text:list-item>
              <text:p text:style-name="P96">TTL: <text:s text:c="13"/>30</text:p>
            </text:list-item>
            <text:list-item>
              <text:p text:style-name="P97">[...]</text:p>
            </text:list-item>
          </text:list>
        </text:list-item>
        <text:list-item>
          <text:p text:style-name="P29">Valider le fonctionnement de l<text:span text:style-name="T26">a restriction des uid/gid autorisés à ouvrir les « munge credential »</text:span>.</text:p>
          <text:list>
            <text:list-header>
              <text:p text:style-name="P55">echo « Hello » | munge -<text:span text:style-name="T26">u 0 -g 0 | unmunge</text:span></text:p>
            </text:list-header>
            <text:list-item>
              <text:p text:style-name="P95">unmunge: Error: Unauthorized credential for client UID=1002 GID=1002</text:p>
              <text:p text:style-name="P111">echo « Hello » | munge -<text:span text:style-name="T26">u 0 -g 0 | sudo unmunge</text:span></text:p>
            </text:list-item>
            <text:list-item>
              <text:p text:style-name="P87">STATUS: <text:s text:c="10"/>Success (0)</text:p>
            </text:list-item>
            <text:list-item>
              <text:p text:style-name="P87">ENCODE_HOST: <text:s text:c="5"/>vm0 (10.252.0.1)</text:p>
            </text:list-item>
            <text:list-item>
              <text:p text:style-name="P87">ENCODE_TIME: <text:s text:c="5"/>2019-02-18 15:17:37 +0000 (1550503057)</text:p>
            </text:list-item>
            <text:list-item>
              <text:p text:style-name="P87">DECODE_TIME: <text:s text:c="5"/>2019-02-18 15:17:37 +0000 (1550503057)</text:p>
            </text:list-item>
            <text:list-item>
              <text:p text:style-name="P87">TTL: <text:s text:c="13"/>300</text:p>
            </text:list-item>
            <text:list-item>
              <text:p text:style-name="P87">CIPHER: <text:s text:c="10"/>aes128 (4)</text:p>
            </text:list-item>
            <text:list-item>
              <text:p text:style-name="P87">MAC: <text:s text:c="13"/>sha1 (3)</text:p>
            </text:list-item>
            <text:list-item>
              <text:p text:style-name="P87">ZIP: <text:s text:c="13"/>none (0)</text:p>
            </text:list-item>
            <text:list-item>
              <text:p text:style-name="P87">UID: <text:s text:c="13"/>romain.pereira (1002)</text:p>
            </text:list-item>
            <text:list-item>
              <text:p text:style-name="P87">GID: <text:s text:c="13"/>romain.pereira (1002)</text:p>
            </text:list-item>
            <text:list-item>
              <text:p text:style-name="P87">UID_RESTRICTION: <text:s/>root (0)</text:p>
            </text:list-item>
            <text:list-item>
              <text:p text:style-name="P87">GID_RESTRICTION: <text:s/>root (0)</text:p>
            </text:list-item>
            <text:list-item>
              <text:p text:style-name="P87">LENGTH: <text:s text:c="10"/>14</text:p>
            </text:list-item>
            <text:list-item>
              <text:p text:style-name="P87"/>
            </text:list-item>
            <text:list-item>
              <text:p text:style-name="P87">« Hello »</text:p>
            </text:list-item>
          </text:list>
        </text:list-item>
      </text:list>
      <text:h text:style-name="P48" text:outline-level="2">Mise en place de mariadb et slurmdbd</text:h>
      <text:p text:style-name="P3">Nous allons maintenant mettre en place un service MariaDB (MySQL) ainsi qu’un service Slurmdbd pour notre futur cluster Slurm.</text:p>
      <text:list xml:id="list4719578560991418170" text:style-name="L6">
        <text:list-item>
          <text:p text:style-name="P31">Installer les packages nécessaires à MariaDB :</text:p>
          <text:list>
            <text:list-header>
              <text:p text:style-name="P57">sudo yum <text:span text:style-name="T45">-y </text:span>install mariadb mariadb-server</text:p>
            </text:list-header>
          </text:list>
        </text:list-item>
        <text:list-item>
          <text:p text:style-name="P30">Activer le service à chaque démarrage puis lancer le service :</text:p>
          <text:list>
            <text:list-header>
              <text:p text:style-name="P59"><text:span text:style-name="T27">sudo </text:span>s<text:span text:style-name="T27">ystemctl enable mariadb</text:span></text:p>
              <text:p text:style-name="P57">sudo systemctl start mariadb</text:p>
            </text:list-header>
          </text:list>
        </text:list-item>
        <text:list-item>
          <text:p text:style-name="P31"><text:soft-page-break/>Accéder à MySQL et créer une database pour Slurm et autoriser le futur utilisateur de slurmdbd à y accéder.</text:p>
          <text:list>
            <text:list-header>
              <text:p text:style-name="P60"><text:span text:style-name="T29">sudo m</text:span>ysql</text:p>
              <text:p text:style-name="P61">create database slurm_acct_db ;</text:p>
              <text:p text:style-name="P61">grant all on slurm_acct_db.* TO 'root'@'localhost' identified by 'myslurmdbdpass' with grant option;</text:p>
              <text:p text:style-name="P62">flush privileges ;</text:p>
              <text:p text:style-name="P63">quit</text:p>
            </text:list-header>
          </text:list>
        </text:list-item>
        <text:list-item>
          <text:p text:style-name="P31">Installer les packages nécessaires à slurmdbd :</text:p>
          <text:list>
            <text:list-header>
              <text:p text:style-name="P56">sudo yum <text:span text:style-name="T45">-y </text:span>install slurm-slurmdbd <text:span text:style-name="T28">slurm-munge</text:span></text:p>
            </text:list-header>
          </text:list>
        </text:list-item>
        <text:list-item>
          <text:p text:style-name="P31">Configurer slurmdbd puis activer et lancer le service. <text:span text:style-name="T29">Surligner les lignes de configuration qui vous paraissent pertinentes vis à vis de la configuration de MySQL précédente.</text:span></text:p>
          <text:list>
            <text:list-header>
              <text:p text:style-name="P108">cat - &lt;&lt; EOF &gt; /tmp/slurmdbd.conf</text:p>
              <text:p text:style-name="P108">AuthType=auth/munge</text:p>
              <text:p text:style-name="P109">DbdHost=localhost</text:p>
              <text:p text:style-name="P108">SlurmUser=root</text:p>
              <text:p text:style-name="P108">DebugLevel=4</text:p>
              <text:p text:style-name="P108">LogFile=/var/log/slurm/slurmdbd.log</text:p>
              <text:p text:style-name="P108">PidFile=/var/run/slurmdbd.pid </text:p>
              <text:p text:style-name="P109">StorageType=accounting_storage/mysql</text:p>
              <text:p text:style-name="P109">StoragePass=myslurmdbdpass</text:p>
              <text:p text:style-name="P109">StorageUser=root</text:p>
              <text:p text:style-name="P108">EOF</text:p>
              <text:p text:style-name="P108">sudo cp /tmp/slurmdbd.conf /etc/slurm/slurmdbd.conf</text:p>
              <text:p text:style-name="P110">sudo mkdir /var/log/slurm</text:p>
              <text:p text:style-name="P108">sudo systemctl enable slurmdbd</text:p>
              <text:p text:style-name="P108">sudo systemctl start slurmdbd</text:p>
              <text:p text:style-name="P110">sudo cat /var/log/slurm/slurmdbd.log</text:p>
            </text:list-header>
            <text:list-item>
              <text:p text:style-name="P86"><text:soft-page-break/>[2019-02-18T15:22:31.596] Accounting storage MYSQL plugin loaded</text:p>
            </text:list-item>
            <text:list-item>
              <text:p text:style-name="P86">[2019-02-18T15:22:31.600] slurmdbd version 15.08.4 started</text:p>
            </text:list-item>
          </text:list>
        </text:list-item>
      </text:list>
      <text:h text:style-name="P49" text:outline-level="2">Mise en place et configuration de slurm</text:h>
      <text:p text:style-name="P4">Nous allons maintenant mettre en place les composants principaux de Slurm <text:span text:style-name="T31">puis les activer sur le cluster.</text:span></text:p>
      <text:list xml:id="list246138511833529823" text:style-name="L7">
        <text:list-item>
          <text:p text:style-name="P32">Installer les packages nécessaires à slurm<text:span text:style-name="T31">ctld/slurmd</text:span> :</text:p>
          <text:list>
            <text:list-header>
              <text:p text:style-name="P58">sudo yum <text:span text:style-name="T45">-y </text:span>install <text:span text:style-name="T31">slurm slurm-munge</text:span></text:p>
            </text:list-header>
          </text:list>
        </text:list-item>
        <text:list-item>
          <text:p text:style-name="P32">Configurer slurm. Dans les lignes suivantes, surligner en :</text:p>
        </text:list-item>
      </text:list>
      <text:list xml:id="list5348300138701344626" text:style-name="L8">
        <text:list-item>
          <text:p text:style-name="P33"><text:span text:style-name="T32">vert</text:span><text:span text:style-name="T27"> les lignes de configuration associées à slurmctld uniquement</text:span></text:p>
        </text:list-item>
        <text:list-item>
          <text:p text:style-name="P33"><text:span text:style-name="T33">jaune</text:span><text:span text:style-name="T31"> les lignes de configuration associées à slurmd uniquement</text:span></text:p>
        </text:list-item>
        <text:list-item>
          <text:p text:style-name="P34"><text:span text:style-name="T30">bleu</text:span><text:span text:style-name="T27"> les lignes de configuration associées aux deux composants</text:span></text:p>
        </text:list-item>
      </text:list>
      <text:list xml:id="list7177326252175487074" text:style-name="L9">
        <text:list-item>
          <text:list>
            <text:list-header>
              <text:p text:style-name="P82">cat - &lt;&lt; EOF &gt; /tmp/slurm.conf</text:p>
              <text:p text:style-name="P102">ClusterName=ensiie</text:p>
              <text:p text:style-name="P102">ControlMachine=vm0</text:p>
              <text:p text:style-name="P102">SlurmUser=root</text:p>
              <text:p text:style-name="P104">SlurmctldPort=6817</text:p>
              <text:p text:style-name="P104">AuthType=auth/munge</text:p>
              <text:p text:style-name="P102">StateSaveLocation=/tmp/slurmctld</text:p>
              <text:p text:style-name="P105">SlurmdSpoolDir=/tmp/slurmd</text:p>
              <text:p text:style-name="P106">SlurmctldPidFile=/var/run/slurmctld.pid</text:p>
              <text:p text:style-name="P105">SlurmdPidFile=/var/run/slurmd.pid</text:p>
              <text:p text:style-name="P106">SlurmctldTimeout=300</text:p>
              <text:p text:style-name="P106">SlurmdTimeout=300</text:p>
              <text:p text:style-name="P107"><text:span text:style-name="T46">MessageTimeout=90</text:span> </text:p>
              <text:p text:style-name="P107"><text:span text:style-name="T47">SelectType=select/cons_res</text:span> </text:p>
              <text:p text:style-name="P106">SelectTypeParameters=CR_Core</text:p>
              <text:p text:style-name="P106">SchedulerType=sched/backfill</text:p>
              <text:p text:style-name="P106">SlurmctldDebug=3</text:p>
              <text:p text:style-name="P106">SlurmctldLogFile=/var/log/slurmctld.log</text:p>
              <text:p text:style-name="P104">SlurmdDebug=3</text:p>
              <text:p text:style-name="P104"><text:soft-page-break/>SlurmdLogFile=/var/log/slurmd.log</text:p>
              <text:p text:style-name="P102">AccountingStorageType=accounting_storage/slurmdbd</text:p>
              <text:p text:style-name="P102">AccountingStorageHost=vm0</text:p>
              <text:p text:style-name="P102">AccountingStorageEnforce=qos,limits</text:p>
              <text:p text:style-name="P103">PriorityType=priority/multifactor</text:p>
              <text:p text:style-name="P103">PriorityWeightFairShare=100000</text:p>
              <text:p text:style-name="P103">PriorityWeightJobSize=0</text:p>
              <text:p text:style-name="P103">PriorityWeightPartition=0</text:p>
              <text:p text:style-name="P103">PriorityWeightQOS=1000000</text:p>
              <text:p text:style-name="P104">NodeName=vm[0-3] Sockets=2 RealMemory=8000 State=UNKNOWN</text:p>
              <text:p text:style-name="P104">PartitionName=vm Nodes=vm[0-3] <text:span text:style-name="T35">Default=YES </text:span>MaxTime=INFINITE State=UP</text:p>
              <text:p text:style-name="P107">EOF</text:p>
              <text:p text:style-name="P82">sudo cp /tmp/slurm.conf /etc/slurm/slurm.conf</text:p>
            </text:list-header>
          </text:list>
        </text:list-item>
      </text:list>
      <text:list xml:id="list174030909553809" text:continue-list="list246138511833529823" text:style-name="L7">
        <text:list-item>
          <text:p text:style-name="P35">Il est maintenant nécessaire de créer le cluster dans slurmdbd et d’y générer les a<text:span text:style-name="T40">utres informations utiles</text:span>. Dire quelle <text:span text:style-name="T34">est la ou les </text:span>ligne<text:span text:style-name="T42">s</text:span> de configuration <text:span text:style-name="T40">du fichier précédent </text:span>qui nous y oblige.</text:p>
          <text:list>
            <text:list-header>
              <text:p text:style-name="P64">sudo sacctmgr <text:span text:style-name="T44">-i</text:span> create cluster ensiie</text:p>
              <text:p text:style-name="P64">sudo sacctmgr -i create qos name=debug Priority=10 MaxJobs=1 MaxWall=00:05:00</text:p>
              <text:p text:style-name="P64">sudo sacctmgr -i create account name=guests fairshare=50</text:p>
              <text:p text:style-name="P64">sudo sacctmgr -i add user name=$(whoami) cluster=ensiie account=guests fairshare=10 qos=normal,debug</text:p>
              <text:p text:style-name="P80">L<text:span text:style-name="T48">a</text:span> lignes qui nous y oblige <text:span text:style-name="T48">est</text:span> :</text:p>
              <text:p text:style-name="P83">ClusterName=ensiie</text:p>
              <text:p text:style-name="P83"/>
            </text:list-header>
          </text:list>
        </text:list-item>
        <text:list-item>
          <text:p text:style-name="P35">Il est maintenant <text:span text:style-name="T34">possible d’activer et de démarrer slurmctld sur la VM. Que constatez vous à l’issue du démarrage ?</text:span></text:p>
          <text:list>
            <text:list-header>
              <text:p text:style-name="P64">sudo systemctl enable slurmctld</text:p>
              <text:p text:style-name="P64">sudo systemctl start slurmctld</text:p>
              <text:p text:style-name="P64">sinfo</text:p>
            </text:list-header>
            <text:list-item>
              <text:p text:style-name="P85"><text:soft-page-break/>[root@vm0 romain.pereira]# sinfo</text:p>
            </text:list-item>
            <text:list-item>
              <text:p text:style-name="P85">PARTITION AVAIL <text:s/>TIMELIMIT <text:s/>NODES <text:s/>STATE NODELIST</text:p>
            </text:list-item>
            <text:list-item>
              <text:p text:style-name="P85">vm* <text:s text:c="9"/>up <text:s text:c="2"/>infinite <text:s text:c="5"/>4 <text:s text:c="3"/>unk vm[0-3]</text:p>
            </text:list-item>
          </text:list>
        </text:list-item>
        <text:list-item>
          <text:p text:style-name="P36">Il est maintenant <text:span text:style-name="T34">possible d’activer et de démarrer slurmd sur la VM. Que constatez vous à l’issue du démarrage ?</text:span></text:p>
          <text:list>
            <text:list-header>
              <text:p text:style-name="P65">sudo systemctl enable slurmd</text:p>
              <text:p text:style-name="P65">sudo systemctl start slurmd</text:p>
              <text:p text:style-name="P66">sinfo</text:p>
            </text:list-header>
            <text:list-item>
              <text:p text:style-name="P85">[root@vm0 romain.pereira]# sinfo</text:p>
            </text:list-item>
            <text:list-item>
              <text:p text:style-name="P85">PARTITION AVAIL <text:s/>TIMELIMIT <text:s/>NODES <text:s/>STATE NODELIST</text:p>
            </text:list-item>
            <text:list-item>
              <text:p text:style-name="P85">vm* <text:s text:c="9"/>up <text:s text:c="2"/>infinite <text:s text:c="5"/>1 <text:s text:c="2"/>idle vm0</text:p>
            </text:list-item>
            <text:list-item>
              <text:p text:style-name="P85">vm* <text:s text:c="9"/>up <text:s text:c="2"/>infinite <text:s text:c="5"/>3 <text:s text:c="3"/>unk vm[1-3]</text:p>
              <text:p text:style-name="P98">=&gt; On constate qu’après avoir lancer un slurmd sur vm0, elle passe dans l’état ‘idle’. (autrement dit, le nœud passe automatiquement en production lorsque slurmd est lancé dessus)</text:p>
            </text:list-item>
          </text:list>
        </text:list-item>
        <text:list-item>
          <text:p text:style-name="P37">Il es<text:span text:style-name="T43">t</text:span> maintenant temps de sauvegarder les modifications dans l’image PCOCC de la VM afin de pouvoir arrêter le cluster et le lancer à nouveau avec 4 machines virtuelles :</text:p>
        </text:list-item>
      </text:list>
      <text:p text:style-name="P15">e<text:span text:style-name="T35">xit</text:span></text:p>
      <text:p text:style-name="P17">pcocc save</text:p>
      <text:p text:style-name="P17">exit</text:p>
      <text:p text:style-name="P17">pcocc alloc -c<text:span text:style-name="T21">2</text:span> mycentos74-tp-<text:span text:style-name="T21">slurm2</text:span>:<text:span text:style-name="T20">4</text:span></text:p>
      <text:p text:style-name="P12">pcocc ssh vm0</text:p>
      <text:p text:style-name="P42">Vous devriez maintenant disposer d’un cluster slurm à peu près équivalent à celui utilisé pour le TP ‘slurm1’. <text:span text:style-name="T40">S’assurer que l’ensemble des nœuds du cluster soit dans l’état « idle » (cf TP1).</text:span></text:p>
      <text:p text:style-name="P44">(pcocc/9365) [romain.pereira@hpc01 ~]$ pcocc ssh vm0</text:p>
      <text:p text:style-name="P44">Last login: Mon Feb 18 16:00:46 2019 from hpc01.c-hpc.pedago.ensiie.fr</text:p>
      <text:p text:style-name="P44">[romain.pereira@vm0 ~]$ sudo su</text:p>
      <text:p text:style-name="P44">[root@vm0 romain.pereira]# sinfo</text:p>
      <text:p text:style-name="P44">PARTITION AVAIL <text:s/>TIMELIMIT <text:s/>NODES <text:s/>STATE NODELIST</text:p>
      <text:p text:style-name="P44">vm* <text:s text:c="9"/>up <text:s text:c="2"/>infinite <text:s text:c="5"/>4 <text:s text:c="2"/>idle vm[0-3]</text:p>
      <text:p text:style-name="P45">Les 4 nœuds sont bien en état ‘idle’.</text:p>
      <text:h text:style-name="P50" text:outline-level="2"><text:soft-page-break/>Mise en place d’un<text:span text:style-name="T38">e</text:span> topologie réseau « Tree »</text:h>
      <text:p text:style-name="P5">L’idée est maintenant de configurer Slurm de façon à lui indiquer que les 4 nœuds de calcul vm[0-3] sont répartis sur deux switchs.</text:p>
      <text:list xml:id="list8901368334681208942" text:style-name="L10">
        <text:list-item>
          <text:p text:style-name="P38">On commence par vérifier les nœuds actuellement a<text:span text:style-name="T40">lloués pour </text:span>un job de deux nœuds :</text:p>
        </text:list-item>
      </text:list>
      <text:p text:style-name="P84"><text:s/>s<text:span text:style-name="T36">run -n 2 -N 2 hostname</text:span></text:p>
      <text:p text:style-name="P89">[root@vm0 romain.pereira]# srun -n 2 -N 2 hostname</text:p>
      <text:p text:style-name="P89">vm0</text:p>
      <text:p text:style-name="P89">slurmstepd-vm1: couldn't chdir to `/home/romain.pereira': Permission denied: going to /tmp instead</text:p>
      <text:p text:style-name="P89">vm1</text:p>
      <text:list xml:id="list174029903576053" text:continue-numbering="true" text:style-name="L10">
        <text:list-item>
          <text:p text:style-name="P38">On ajoute ensuite la configuration nécessaire à la mise en place de cette topologie et on relance le service slurmctld pour prise en compte :</text:p>
        </text:list-item>
      </text:list>
      <text:list xml:id="list5404443044718627303" text:style-name="L11">
        <text:list-item>
          <text:list>
            <text:list-header>
              <text:p text:style-name="P67">- Ajout de la ligne suivante dans /etc/slurm/slurm.conf via vim ou autres</text:p>
              <text:p text:style-name="P67"><text:s text:c="4"/>TopologyPlugin=topology/tree</text:p>
            </text:list-header>
          </text:list>
        </text:list-item>
      </text:list>
      <text:list xml:id="list174029912671852" text:continue-list="list174029903576053" text:style-name="L10">
        <text:list-item>
          <text:list>
            <text:list-header>
              <text:p text:style-name="P70">cat - &lt;&lt; EOF &gt; /<text:span text:style-name="T37">tmp/</text:span>topology.conf</text:p>
              <text:p text:style-name="P69">SwitchName=l1 Nodes=vm[0,2]</text:p>
              <text:p text:style-name="P69">SwitchName=l2 Nodes=vm[1,3]</text:p>
              <text:p text:style-name="P69">SwitchName=t0 Switches=l[1-2]</text:p>
              <text:p text:style-name="P72">EOF</text:p>
              <text:p text:style-name="P72">sudo cp /tmp/topology.conf /etc/slurm/topology.conf</text:p>
              <text:p text:style-name="P72">sudo systemctl restart slurmctld</text:p>
              <text:p text:style-name="P72">scontrol show topo</text:p>
            </text:list-header>
            <text:list-item>
              <text:p text:style-name="P90">[root@vm0 romain.pereira]# scontrol show topo</text:p>
            </text:list-item>
            <text:list-item>
              <text:p text:style-name="P90">SwitchName=l1 Level=0 LinkSpeed=1 Nodes=vm[0,2] </text:p>
            </text:list-item>
            <text:list-item>
              <text:p text:style-name="P90">SwitchName=l2 Level=0 LinkSpeed=1 Nodes=vm[1,3] </text:p>
            </text:list-item>
            <text:list-item>
              <text:p text:style-name="P90">SwitchName=t0 Level=1 LinkSpeed=1 Nodes=vm[0-3] Switches=l[1-2]</text:p>
            </text:list-item>
          </text:list>
        </text:list-item>
        <text:list-item>
          <text:p text:style-name="P40">On peut maintenant lancer le même job de deux nœuds. Constater et expliquer la différence de comportement.</text:p>
        </text:list-item>
      </text:list>
      <text:p text:style-name="P74"><text:soft-page-break/>srun -n 2 -N 2 hostname</text:p>
      <text:p text:style-name="P91">[root@vm0 romain.pereira]# srun -n 2 -N 2 hostname</text:p>
      <text:p text:style-name="P91">vm0</text:p>
      <text:p text:style-name="P91">slurmstepd-vm2: couldn't chdir to `/home/romain.pereira': Permission denied: going to /tmp instead</text:p>
      <text:p text:style-name="P91">vm2</text:p>
      <text:p text:style-name="P99">=&gt; Les nœuds vm0 et vm2 font partis du même switch, slurm a donc optimisé le lancement du job (qui ne necessite que 2 nœuds), en les lançant sur des nœuds présent sur le même switch. Le plugin a donc permis à Slurm de respecter et suivre la topologie du cluster.</text:p>
      <text:p text:style-name="Text_20_body"/>
      <text:h text:style-name="P51" text:outline-level="2">Mise en place des cgroup pour le confinement et le binding des processus</text:h>
      <text:p text:style-name="P6">L’idée est maintenant de configurer Slurm de façon à <text:span text:style-name="T39">mettre en œuvre la logique des cgroup pour le confinement et le binding des processus utilisateurs.</text:span></text:p>
      <text:list xml:id="list174029590340088" text:continue-numbering="true" text:style-name="L10">
        <text:list-item>
          <text:p text:style-name="P39">On commence par vérifier <text:span text:style-name="T39">les confinements et les binding initialement fournis par Slurm. Commenter les résultats obtenus.</text:span></text:p>
        </text:list-item>
      </text:list>
      <text:p text:style-name="P9">s<text:span text:style-name="T36">run -n 1 cat /proc/self/status | grep Cpus_allowed_list</text:span></text:p>
      <text:p text:style-name="P77">srun -n 2 cat /proc/self/status | grep Cpus_allowed_list</text:p>
      <text:p text:style-name="P91">[root@vm0 romain.pereira]# srun -n 2 cat /proc/self/status | grep Cpus_allowed_list</text:p>
      <text:p text:style-name="P91">Cpus_allowed_list: <text:s text:c="5"/>0-1</text:p>
      <text:p text:style-name="P91">Cpus_allowed_list: <text:s text:c="5"/>0-1</text:p>
      <text:p text:style-name="P99">=&gt; Par défaut, Slurm autorise le noyau à attacher les processus sur chaque <text:span text:style-name="T49">CPU</text:span> d’un nœud. <text:span text:style-name="T49">(on possède ici des nœuds à 2 coeurs)</text:span></text:p>
      <text:list xml:id="list174029855534787" text:continue-numbering="true" text:style-name="L10">
        <text:list-item>
          <text:p text:style-name="P39">On ajoute ensuite la configuration nécessaire à la mise en place de cette topologie et on relance le<text:span text:style-name="T39">s</text:span> service<text:span text:style-name="T39">s</text:span> slurmctld <text:span text:style-name="T39">et slurmd </text:span>pour prise en compte :</text:p>
        </text:list-item>
      </text:list>
      <text:list xml:id="list8366525570737580597" text:style-name="L12">
        <text:list-item>
          <text:list>
            <text:list-header>
              <text:p text:style-name="P68">- Ajout des lignes suivantes dans /etc/slurm/slurm.conf via vim ou autres</text:p>
              <text:p text:style-name="P75"><text:s text:c="4"/>TaskPlugin=task/cgroup<text:line-break/> <text:s text:c="3"/>TaskPluginParam=Cpusets,Cores</text:p>
            </text:list-header>
          </text:list>
        </text:list-item>
      </text:list>
      <text:list xml:id="list174029928133368" text:continue-list="list174029855534787" text:style-name="L10">
        <text:list-item>
          <text:list>
            <text:list-header>
              <text:p text:style-name="P71">cat - &lt;&lt; EOF &gt; /<text:span text:style-name="T37">tmp/cgroup</text:span>.conf</text:p>
              <text:p text:style-name="P76">CgroupMountpoint=/dev/cgroup</text:p>
              <text:p text:style-name="P76">CgroupAutomount=yes</text:p>
              <text:p text:style-name="P76"><text:soft-page-break/>ConstrainCores=yes</text:p>
              <text:p text:style-name="P76">TaskAffinity=yes</text:p>
              <text:p text:style-name="P73">EOF</text:p>
              <text:p text:style-name="P73">sudo cp /tmp/<text:span text:style-name="T39">cgroup</text:span>.conf /etc/slurm/<text:span text:style-name="T39">cgroup</text:span>.conf</text:p>
              <text:p text:style-name="P73">sudo systemctl restart slurmctld</text:p>
              <text:p text:style-name="P73">sudo systemctl restart slurmd</text:p>
            </text:list-header>
          </text:list>
        </text:list-item>
        <text:list-item>
          <text:p text:style-name="P41">On peut maintenant lancer les même jobs. Constater et expliquer la différence de comportement.</text:p>
        </text:list-item>
      </text:list>
      <text:p text:style-name="P9">s<text:span text:style-name="T36">run -n 1 cat /proc/self/status | grep Cpus_allowed_list</text:span></text:p>
      <text:p text:style-name="P78">srun -n 2 cat /proc/self/status | grep Cpus_allowed_list</text:p>
      <text:p text:style-name="P92">[root@vm0 romain.pereira]# srun -n 1 cat /proc/self/status | grep Cpus_allowed_list</text:p>
      <text:p text:style-name="P92">Cpus_allowed_list: <text:s text:c="5"/>0</text:p>
      <text:p text:style-name="P92">[root@vm0 romain.pereira]# srun -n 2 cat /proc/self/status | grep Cpus_allowed_list</text:p>
      <text:p text:style-name="P92">Cpus_allowed_list: <text:s text:c="5"/>0</text:p>
      <text:p text:style-name="P92">Cpus_allowed_list: <text:s text:c="5"/>1</text:p>
      <text:p text:style-name="P100"><text:span text:style-name="T50">=&gt; Maintenant, le noyau sera obligé d’attacher les processus aux mêmes CPUs à chaque re-ordonnancement. Cela permettra d’optimiser les accès mémoire (c.f slide 70 de la présentation)</text:span></text:p>
      <text:p text:style-name="Text_20_body"><text:span text:style-name="T41">Note : </text:span>Il es<text:span text:style-name="T41">t</text:span> maintenant <text:span text:style-name="T41">possible de </text:span>sauvegarder les modifications dans l’image PCOCC de la VM afin de pouvoir arrêter le cluster et le <text:span text:style-name="T41">re</text:span>lancer <text:span text:style-name="T41">avec ces modifications prises en compte sur l’ensemble des nœuds vm[0-3] . Actuellement, le cgroup.conf n’est pas à jour sur les VM[1-3], l’optimisation de binding n’est donc pas disponible sur tous les nœuds comme le montre l’exemple suivant :</text:span></text:p>
      <text:p text:style-name="P113">srun -n 8 -N 4 <text:span text:style-name="T36">cat /proc/self/status | grep Cpus_allowed_list</text:span></text:p>
      <text:p text:style-name="P92">[root@vm0 romain.pereira]# srun -n 8 -N 4 cat /proc/self/status | grep Cpus_allowed_list</text:p>
      <text:p text:style-name="P92">slurmstepd-vm1: couldn't chdir to `/home/romain.pereira': Permission denied: going to /tmp instead</text:p>
      <text:p text:style-name="P92">slurmstepd-vm2: couldn't chdir to `/home/romain.pereira': Permission denied: going to /tmp instead</text:p>
      <text:p text:style-name="P92">slurmstepd-vm3: couldn't chdir to `/home/romain.pereira': Permission denied: going to /tmp instead</text:p>
      <text:p text:style-name="P92">Cpus_allowed_list: <text:s text:c="5"/>0-1</text:p>
      <text:p text:style-name="P92"><text:soft-page-break/>Cpus_allowed_list: <text:s text:c="5"/>0-1</text:p>
      <text:p text:style-name="P92">Cpus_allowed_list: <text:s text:c="5"/>0-1</text:p>
      <text:p text:style-name="P92">Cpus_allowed_list: <text:s text:c="5"/>0-1</text:p>
      <text:p text:style-name="P92">Cpus_allowed_list: <text:s text:c="5"/>0-1</text:p>
      <text:p text:style-name="P92">Cpus_allowed_list: <text:s text:c="5"/>0-1</text:p>
      <text:p text:style-name="P92">Cpus_allowed_list: <text:s text:c="5"/>0</text:p>
      <text:p text:style-name="P92">Cpus_allowed_list: <text:s text:c="5"/>1</text:p>
      <text:p text:style-name="P101">=&gt; Après sauvegarde de l’image puis relancement :</text:p>
      <text:p text:style-name="P93">[root@vm0 romain.pereira]# srun -n 8 -N 4 cat /proc/self/status | grep Cpus_allowed_list</text:p>
      <text:p text:style-name="P93">slurmstepd-vm3: couldn't chdir to `/home/romain.pereira': Permission denied: going to /tmp instead</text:p>
      <text:p text:style-name="P93">slurmstepd-vm1: couldn't chdir to `/home/romain.pereira': Permission denied: going to /tmp instead</text:p>
      <text:p text:style-name="P93">slurmstepd-vm2: couldn't chdir to `/home/romain.pereira': Permission denied: going to /tmp instead</text:p>
      <text:p text:style-name="P93">Cpus_allowed_list: <text:s text:c="5"/>1</text:p>
      <text:p text:style-name="P93">Cpus_allowed_list: <text:s text:c="5"/>0</text:p>
      <text:p text:style-name="P93">Cpus_allowed_list: <text:s text:c="5"/>1</text:p>
      <text:p text:style-name="P93">Cpus_allowed_list: <text:s text:c="5"/>0</text:p>
      <text:p text:style-name="P93">Cpus_allowed_list: <text:s text:c="5"/>0</text:p>
      <text:p text:style-name="P93">Cpus_allowed_list: <text:s text:c="5"/>1</text:p>
      <text:p text:style-name="P93">Cpus_allowed_list: <text:s text:c="5"/>0</text:p>
      <text:p text:style-name="P93">Cpus_allowed_list: <text:s text:c="5"/>1</text:p>
      <text:p text:style-name="P101">=&gt; La modification a été mis en production sur toutes les vm</text:p>
      <text:h text:style-name="P52" text:outline-level="2">Execution d’une application MPI</text:h>
      <text:p text:style-name="P7">Il est maintenant possible d’installer un environnement MPI afin de compiler et d’exécuter une application MPI via Slurm.</text:p>
      <text:p text:style-name="P7">Pour cela, on commence par installer openmpi et gcc afin de disposer des dépendances nécessaires.</text:p>
      <text:p text:style-name="P19">sudo yum install -y openmpi gcc</text:p>
      <text:p text:style-name="P7">Ceci fait, il est nécessaire de sauvegarder l’image PCOCC puis de relancer les VM afin de disposer des environnements MPI sur l’ensemble des VM.</text:p>
      <text:p text:style-name="P16">e<text:span text:style-name="T35">xit</text:span></text:p>
      <text:p text:style-name="P18"><text:soft-page-break/>pcocc save</text:p>
      <text:p text:style-name="P18">exit</text:p>
      <text:p text:style-name="P18">pcocc alloc -c<text:span text:style-name="T21">2</text:span> mycentos74-tp-<text:span text:style-name="T21">slurm2</text:span>:<text:span text:style-name="T20">4</text:span></text:p>
      <text:p text:style-name="P13">pcocc ssh vm0</text:p>
      <text:p text:style-name="P23">Il est alors possible d’écrire une application MPI, de la compiler, puis de l’exécuter au sein du cluster :</text:p>
      <text:p text:style-name="P19">cat - &lt;&lt;EOF &gt; hello.c</text:p>
      <text:p text:style-name="P19">#include &lt;mpi.h&gt;</text:p>
      <text:p text:style-name="P19">#include &lt;stdio.h&gt;</text:p>
      <text:p text:style-name="P19">int main(int argc, char** argv) {</text:p>
      <text:p text:style-name="P19">int comm_size;</text:p>
      <text:p text:style-name="P19">int comm_rank;</text:p>
      <text:p text:style-name="P19">char proc_name[MPI_MAX_PROCESSOR_NAME];</text:p>
      <text:p text:style-name="P19">int len;</text:p>
      <text:p text:style-name="P19">MPI_Init(NULL, NULL);</text:p>
      <text:p text:style-name="P19">MPI_Comm_size(MPI_COMM_WORLD, &amp;comm_size);</text:p>
      <text:p text:style-name="P19">MPI_Comm_rank(MPI_COMM_WORLD, &amp;comm_rank);</text:p>
      <text:p text:style-name="P19">MPI_Get_processor_name(proc_name, &amp;len);</text:p>
      <text:p text:style-name="P19">printf("Hello from %s, rank [%d/%d]\n",</text:p>
      <text:p text:style-name="P19"><text:s text:c="8"/>proc_name, comm_rank, comm_size);</text:p>
      <text:p text:style-name="P19">MPI_Finalize();</text:p>
      <text:p text:style-name="P19">}</text:p>
      <text:p text:style-name="P19">EOF</text:p>
      <text:p text:style-name="P19">export PATH=$PATH:/opt/openmpi/2.0.3/bin/</text:p>
      <text:p text:style-name="P19"><text:soft-page-break/>mpicc -o hello hello.c</text:p>
      <text:p text:style-name="P19">salloc -n 8 mpirun ./hello</text:p>
      <text:p text:style-name="P94">[romain.pereira@vm0 ~]$ mpirun -n 8 ./hello</text:p>
      <text:p text:style-name="P94">Hello from vm0, rank [3/8]</text:p>
      <text:p text:style-name="P94">Hello from vm0, rank [5/8]</text:p>
      <text:p text:style-name="P94">Hello from vm0, rank [6/8]</text:p>
      <text:p text:style-name="P94">Hello from vm0, rank [0/8]</text:p>
      <text:p text:style-name="P94">Hello from vm0, rank [2/8]</text:p>
      <text:p text:style-name="P94">Hello from vm0, rank [7/8]</text:p>
      <text:p text:style-name="P94">Hello from vm0, rank [4/8]</text:p>
      <text:p text:style-name="P94">Hello from vm0, rank [1/8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 style:master-page-name="">
      <loext:graphic-properties draw:fill="none" draw:fill-color="#729fcf"/>
      <style:paragraph-properties fo:margin-left="1.499cm" fo:margin-right="0cm" fo:margin-top="0.3cm" fo:margin-bottom="0.25cm" loext:contextual-spacing="false" fo:text-indent="0cm" style:auto-text-indent="false" style:page-number="auto" fo:background-color="transparent" fo:padding="0.4cm" fo:border-left="2.01pt solid #808080" fo:border-right="none" fo:border-top="none" fo:border-bottom="none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1pt" style:font-size-asian="10.5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6cm" fo:margin-bottom="0cm" loext:contextual-spacing="false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1cm" fo:margin-right="0.499cm" fo:margin-top="2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DejaVu Sans1" fo:font-family="'DejaVu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6cm" fo:margin-bottom="0cm" loext:contextual-spacing="false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_7e_LT_7e_Gliederung_20_1" style:display-name="Focus~LT~Gliederung 1" style:family="paragraph" style:default-outline-level="">
      <style:paragraph-properties fo:margin-top="0cm" fo:margin-bottom="0.499cm" loext:contextual-spacing="false" fo:text-align="center" style:justify-single-word="false" fo:orphans="2" fo:widows="2" style:writing-mode="lr-tb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_7e_LT_7e_Gliederung_20_2" style:display-name="Focus~LT~Gliederung 2" style:family="paragraph" style:parent-style-name="Focus_7e_LT_7e_Gliederung_20_1" style:default-outline-level="">
      <style:paragraph-properties fo:margin-top="0cm" fo:margin-bottom="0.4cm" loext:contextual-spacing="false" fo:text-align="center" style:justify-single-word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3" style:display-name="Focus~LT~Gliederung 3" style:family="paragraph" style:parent-style-name="Focus_7e_LT_7e_Gliederung_20_2" style:default-outline-level="">
      <style:paragraph-properties fo:margin-top="0cm" fo:margin-bottom="0.3cm" loext:contextual-spacing="false" fo:text-align="center" style:justify-single-word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4" style:display-name="Focus~LT~Gliederung 4" style:family="paragraph" style:parent-style-name="Focus_7e_LT_7e_Gliederung_20_3" style:default-outline-level="">
      <style:paragraph-properties fo:margin-top="0cm" fo:margin-bottom="0.199cm" loext:contextual-spacing="false" fo:text-align="center" style:justify-single-word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5" style:display-name="Focus~LT~Gliederung 5" style:family="paragraph" style:parent-style-name="Focus_7e_LT_7e_Gliederung_20_4" style:default-outline-level="">
      <style:paragraph-properties fo:margin-top="0cm" fo:margin-bottom="0.101cm" loext:contextual-spacing="false" fo:text-align="center" style:justify-single-word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6" style:display-name="Focus~LT~Gliederung 6" style:family="paragraph" style:parent-style-name="Focus_7e_LT_7e_Gliederung_20_5" style:default-outline-level="">
      <style:paragraph-properties fo:margin-top="0cm" fo:margin-bottom="0.101cm" loext:contextual-spacing="false" fo:text-align="center" style:justify-single-word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7" style:display-name="Focus~LT~Gliederung 7" style:family="paragraph" style:parent-style-name="Focus_7e_LT_7e_Gliederung_20_6" style:default-outline-level="">
      <style:paragraph-properties fo:margin-top="0cm" fo:margin-bottom="0.101cm" loext:contextual-spacing="false" fo:text-align="center" style:justify-single-word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8" style:display-name="Focus~LT~Gliederung 8" style:family="paragraph" style:parent-style-name="Focus_7e_LT_7e_Gliederung_20_7" style:default-outline-level="">
      <style:paragraph-properties fo:margin-top="0cm" fo:margin-bottom="0.101cm" loext:contextual-spacing="false" fo:text-align="center" style:justify-single-word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9" style:display-name="Focus~LT~Gliederung 9" style:family="paragraph" style:parent-style-name="Focus_7e_LT_7e_Gliederung_20_8" style:default-outline-level="">
      <style:paragraph-properties fo:margin-top="0cm" fo:margin-bottom="0.101cm" loext:contextual-spacing="false" fo:text-align="center" style:justify-single-word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Titel" style:display-name="Focu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_7e_LT_7e_Untertitel" style:display-name="Focu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_7e_LT_7e_Notizen" style:display-name="Focu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_7e_LT_7e_Hintergrundobjekte" style:display-name="Focus~LT~Hintergrundobjekte" style:family="paragraph" style:default-outline-level="">
      <style:paragraph-properties fo:text-align="start" style:justify-single-word="false" fo:orphans="2" fo:widows="2" style:writing-mode="lr-tb"/>
      <style:text-properties fo:color="#dddddd" style:font-name="DejaVu Sans1" fo:font-family="'DejaVu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Focus_7e_LT_7e_Hintergrund" style:display-name="Focu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cus1_7e_LT_7e_Gliederung_20_1" style:display-name="Focus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1_7e_LT_7e_Gliederung_20_2" style:display-name="Focus1~LT~Gliederung 2" style:family="paragraph" style:parent-style-name="Focus1_7e_LT_7e_Gliederung_20_1" style:default-outline-level="">
      <style:paragraph-properties fo:margin-top="0cm" fo:margin-bottom="0.4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cus1_7e_LT_7e_Gliederung_20_3" style:display-name="Focus1~LT~Gliederung 3" style:family="paragraph" style:parent-style-name="Focus1_7e_LT_7e_Gliederung_20_2" style:default-outline-level="">
      <style:paragraph-properties fo:margin-top="0cm" fo:margin-bottom="0.3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cus1_7e_LT_7e_Gliederung_20_4" style:display-name="Focus1~LT~Gliederung 4" style:family="paragraph" style:parent-style-name="Focus1_7e_LT_7e_Gliederung_20_3" style:default-outline-level="">
      <style:paragraph-properties fo:margin-top="0cm" fo:margin-bottom="0.199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1_7e_LT_7e_Gliederung_20_5" style:display-name="Focus1~LT~Gliederung 5" style:family="paragraph" style:parent-style-name="Focus1_7e_LT_7e_Gliederung_20_4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1_7e_LT_7e_Gliederung_20_6" style:display-name="Focus1~LT~Gliederung 6" style:family="paragraph" style:parent-style-name="Focus1_7e_LT_7e_Gliederung_20_5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1_7e_LT_7e_Gliederung_20_7" style:display-name="Focus1~LT~Gliederung 7" style:family="paragraph" style:parent-style-name="Focus1_7e_LT_7e_Gliederung_20_6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1_7e_LT_7e_Gliederung_20_8" style:display-name="Focus1~LT~Gliederung 8" style:family="paragraph" style:parent-style-name="Focus1_7e_LT_7e_Gliederung_20_7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1_7e_LT_7e_Gliederung_20_9" style:display-name="Focus1~LT~Gliederung 9" style:family="paragraph" style:parent-style-name="Focus1_7e_LT_7e_Gliederung_20_8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1_7e_LT_7e_Titel" style:display-name="Focus1~LT~Titel" style:family="paragraph" style:default-outline-level="">
      <style:paragraph-properties fo:text-align="center" style:justify-single-word="false" fo:orphans="2" fo:widows="2" style:writing-mode="lr-tb"/>
      <style:text-properties fo:color="#333333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1_7e_LT_7e_Untertitel" style:display-name="Focus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1_7e_LT_7e_Notizen" style:display-name="Focus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1_7e_LT_7e_Hintergrundobjekte" style:display-name="Focus1~LT~Hintergrundobjekte" style:family="paragraph" style:default-outline-level="">
      <style:paragraph-properties fo:text-align="start" style:justify-single-word="false" fo:orphans="2" fo:widows="2" style:writing-mode="lr-tb"/>
      <style:text-properties fo:color="#dddddd" style:font-name="DejaVu Sans1" fo:font-family="'DejaVu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Focus1_7e_LT_7e_Hintergrund" style:display-name="Focus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cus2_7e_LT_7e_Gliederung_20_1" style:display-name="Focus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2_7e_LT_7e_Gliederung_20_2" style:display-name="Focus2~LT~Gliederung 2" style:family="paragraph" style:parent-style-name="Focus2_7e_LT_7e_Gliederung_20_1" style:default-outline-level="">
      <style:paragraph-properties fo:margin-top="0cm" fo:margin-bottom="0.4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cus2_7e_LT_7e_Gliederung_20_3" style:display-name="Focus2~LT~Gliederung 3" style:family="paragraph" style:parent-style-name="Focus2_7e_LT_7e_Gliederung_20_2" style:default-outline-level="">
      <style:paragraph-properties fo:margin-top="0cm" fo:margin-bottom="0.3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2_7e_LT_7e_Gliederung_20_4" style:display-name="Focus2~LT~Gliederung 4" style:family="paragraph" style:parent-style-name="Focus2_7e_LT_7e_Gliederung_20_3" style:default-outline-level="">
      <style:paragraph-properties fo:margin-top="0cm" fo:margin-bottom="0.199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Focus2_7e_LT_7e_Gliederung_20_5" style:display-name="Focus2~LT~Gliederung 5" style:family="paragraph" style:parent-style-name="Focus2_7e_LT_7e_Gliederung_20_4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2_7e_LT_7e_Gliederung_20_6" style:display-name="Focus2~LT~Gliederung 6" style:family="paragraph" style:parent-style-name="Focus2_7e_LT_7e_Gliederung_20_5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2_7e_LT_7e_Gliederung_20_7" style:display-name="Focus2~LT~Gliederung 7" style:family="paragraph" style:parent-style-name="Focus2_7e_LT_7e_Gliederung_20_6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2_7e_LT_7e_Gliederung_20_8" style:display-name="Focus2~LT~Gliederung 8" style:family="paragraph" style:parent-style-name="Focus2_7e_LT_7e_Gliederung_20_7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2_7e_LT_7e_Gliederung_20_9" style:display-name="Focus2~LT~Gliederung 9" style:family="paragraph" style:parent-style-name="Focus2_7e_LT_7e_Gliederung_20_8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2_7e_LT_7e_Titel" style:display-name="Focus2~LT~Titel" style:family="paragraph" style:default-outline-level="">
      <style:paragraph-properties fo:text-align="center" style:justify-single-word="false" fo:orphans="2" fo:widows="2" style:writing-mode="lr-tb"/>
      <style:text-properties fo:color="#333333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2_7e_LT_7e_Untertitel" style:display-name="Focus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2_7e_LT_7e_Notizen" style:display-name="Focus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2_7e_LT_7e_Hintergrundobjekte" style:display-name="Focus2~LT~Hintergrundobjekte" style:family="paragraph" style:default-outline-level="">
      <style:paragraph-properties fo:text-align="start" style:justify-single-word="false" fo:orphans="2" fo:widows="2" style:writing-mode="lr-tb"/>
      <style:text-properties fo:color="#dddddd" style:font-name="Liberation Serif" fo:font-family="'Liberation Serif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Focus2_7e_LT_7e_Hintergrund" style:display-name="Focus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cus3_7e_LT_7e_Gliederung_20_1" style:display-name="Focus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3_7e_LT_7e_Gliederung_20_2" style:display-name="Focus3~LT~Gliederung 2" style:family="paragraph" style:parent-style-name="Focus3_7e_LT_7e_Gliederung_20_1" style:default-outline-level="">
      <style:paragraph-properties fo:margin-top="0cm" fo:margin-bottom="0.4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cus3_7e_LT_7e_Gliederung_20_3" style:display-name="Focus3~LT~Gliederung 3" style:family="paragraph" style:parent-style-name="Focus3_7e_LT_7e_Gliederung_20_2" style:default-outline-level="">
      <style:paragraph-properties fo:margin-top="0cm" fo:margin-bottom="0.3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cus3_7e_LT_7e_Gliederung_20_4" style:display-name="Focus3~LT~Gliederung 4" style:family="paragraph" style:parent-style-name="Focus3_7e_LT_7e_Gliederung_20_3" style:default-outline-level="">
      <style:paragraph-properties fo:margin-top="0cm" fo:margin-bottom="0.199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3_7e_LT_7e_Gliederung_20_5" style:display-name="Focus3~LT~Gliederung 5" style:family="paragraph" style:parent-style-name="Focus3_7e_LT_7e_Gliederung_20_4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3_7e_LT_7e_Gliederung_20_6" style:display-name="Focus3~LT~Gliederung 6" style:family="paragraph" style:parent-style-name="Focus3_7e_LT_7e_Gliederung_20_5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3_7e_LT_7e_Gliederung_20_7" style:display-name="Focus3~LT~Gliederung 7" style:family="paragraph" style:parent-style-name="Focus3_7e_LT_7e_Gliederung_20_6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3_7e_LT_7e_Gliederung_20_8" style:display-name="Focus3~LT~Gliederung 8" style:family="paragraph" style:parent-style-name="Focus3_7e_LT_7e_Gliederung_20_7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3_7e_LT_7e_Gliederung_20_9" style:display-name="Focus3~LT~Gliederung 9" style:family="paragraph" style:parent-style-name="Focus3_7e_LT_7e_Gliederung_20_8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cus3_7e_LT_7e_Titel" style:display-name="Focus3~LT~Titel" style:family="paragraph" style:default-outline-level="">
      <style:paragraph-properties fo:text-align="center" style:justify-single-word="false" fo:orphans="2" fo:widows="2" style:writing-mode="lr-tb"/>
      <style:text-properties fo:color="#333333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3_7e_LT_7e_Untertitel" style:display-name="Focus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3_7e_LT_7e_Notizen" style:display-name="Focus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cus3_7e_LT_7e_Hintergrundobjekte" style:display-name="Focus3~LT~Hintergrundobjekte" style:family="paragraph" style:default-outline-level="">
      <style:paragraph-properties fo:text-align="start" style:justify-single-word="false" fo:orphans="2" fo:widows="2" style:writing-mode="lr-tb"/>
      <style:text-properties fo:color="#dddddd" style:font-name="DejaVu Sans1" fo:font-family="'DejaVu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Focus3_7e_LT_7e_Hintergrund" style:display-name="Focus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Degremont</meta:initial-creator>
    <meta:creation-date>2018-02-20T16:43:31.647784575</meta:creation-date>
    <dc:date>2019-02-18T17:40:02.899263819</dc:date>
    <meta:editing-duration>P1DT17H47M32S</meta:editing-duration>
    <meta:editing-cycles>138</meta:editing-cycles>
    <meta:generator>LibreOffice/5.2.7.2$Linux_X86_64 LibreOffice_project/20m0$Build-2</meta:generator>
    <meta:document-statistic meta:table-count="0" meta:image-count="0" meta:object-count="0" meta:page-count="13" meta:paragraph-count="304" meta:word-count="2092" meta:character-count="14892" meta:non-whitespace-character-count="12799"/>
  </office:meta>
</office:document-meta>
</file>